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5.35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23.81pt"/>
    </style:style>
    <style:style style:name="co11" style:family="table-column">
      <style:table-column-properties fo:break-before="auto" style:column-width="14.71pt"/>
    </style:style>
    <style:style style:name="co12" style:family="table-column">
      <style:table-column-properties fo:break-before="auto" style:column-width="20.15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31.04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34.89pt"/>
    </style:style>
    <style:style style:name="co17" style:family="table-column">
      <style:table-column-properties fo:break-before="auto" style:column-width="29.2pt"/>
    </style:style>
    <style:style style:name="co18" style:family="table-column">
      <style:table-column-properties fo:break-before="auto" style:column-width="14.54pt"/>
    </style:style>
    <style:style style:name="co19" style:family="table-column">
      <style:table-column-properties fo:break-before="auto" style:column-width="20.24pt"/>
    </style:style>
    <style:style style:name="co20" style:family="table-column">
      <style:table-column-properties fo:break-before="auto" style:column-width="25.94pt"/>
    </style:style>
    <style:style style:name="co21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127"/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cc66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00"/>
      <style:text-properties fo:color="#a9b7c6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66ff"/>
      <style:text-properties fo:color="#6666ff" fo:font-weight="bold" style:font-weight-asian="bold" style:font-weight-complex="bold"/>
    </style:style>
    <style:style style:name="ce23" style:family="table-cell" style:parent-style-name="Default">
      <style:table-cell-properties fo:background-color="#eeeeee"/>
      <style:text-properties fo:color="#808080"/>
    </style:style>
    <style:style style:name="ce24" style:family="table-cell" style:parent-style-name="Default">
      <style:table-cell-properties fo:background-color="#eeeeee"/>
      <style:text-properties fo:color="#6666ff" fo:font-weight="bold" style:font-weight-asian="bold" style:font-weight-complex="bold"/>
    </style:style>
    <style:style style:name="ce25" style:family="table-cell" style:parent-style-name="Default">
      <style:table-cell-properties fo:background-color="#00ccff"/>
    </style:style>
    <style:style style:name="ce26" style:family="table-cell" style:parent-style-name="Default" style:data-style-name="N128"/>
    <style:style style:name="ce27" style:family="table-cell" style:parent-style-name="Default" style:data-style-name="N128">
      <style:table-cell-properties fo:background-color="#00ccff"/>
    </style:style>
    <style:style style:name="ce2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00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a9b7c6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/>
      <table:table table:name="PM cd drive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formula="of:=155-[.B1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formula="of:=155-[.B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formula="of:=155-[.B3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formula="of:=155-[.B4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7" calcext:value-type="float">
            <text:p>77</text:p>
          </table:table-cell>
          <table:table-cell table:formula="of:=155-[.B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formula="of:=155-[.B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formula="of:=155-[.B7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formula="of:=155-[.B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formula="of:=155-[.B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formula="of:=155-[.B1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([.B13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2" table:formula="of:=([.$B13]-70)*[.$C$12]" office:value-type="float" office:value="70" calcext:value-type="float">
            <text:p>70</text:p>
          </table:table-cell>
          <table:table-cell table:style-name="ce4" table:formula="of:=([.$B13]-70)*[.$D$12]" office:value-type="float" office:value="105" calcext:value-type="float">
            <text:p>105</text:p>
          </table:table-cell>
          <table:table-cell table:style-name="ce2" table:formula="of:=([.$B13]-70)*[.$E$12]" office:value-type="float" office:value="140" calcext:value-type="float">
            <text:p>140</text:p>
          </table:table-cell>
          <table:table-cell table:style-name="ce2" table:formula="of:=([.$B13]-70)*[.$F$1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([.B14]-77)/(115-77)" office:value-type="float" office:value="0.0789473684210526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style-name="ce2" table:formula="of:=([.$B14]-70)*[.$C$12]" office:value-type="float" office:value="100" calcext:value-type="float">
            <text:p>100</text:p>
          </table:table-cell>
          <table:table-cell table:style-name="ce4" table:formula="of:=([.$B14]-70)*[.$D$12]" office:value-type="float" office:value="150" calcext:value-type="float">
            <text:p>150</text:p>
          </table:table-cell>
          <table:table-cell table:style-name="ce2" table:formula="of:=([.$B14]-70)*[.$E$12]" office:value-type="float" office:value="200" calcext:value-type="float">
            <text:p>200</text:p>
          </table:table-cell>
          <table:table-cell table:style-name="ce2" table:formula="of:=([.$B14]-70)*[.$F$1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([.B15]-77)/(115-77)" office:value-type="float" office:value="0.210526315789474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style-name="ce2" table:formula="of:=([.$B15]-70)*[.$C$12]" office:value-type="float" office:value="150" calcext:value-type="float">
            <text:p>150</text:p>
          </table:table-cell>
          <table:table-cell table:style-name="ce4" table:formula="of:=([.$B15]-70)*[.$D$12]" office:value-type="float" office:value="225" calcext:value-type="float">
            <text:p>225</text:p>
          </table:table-cell>
          <table:table-cell table:style-name="ce2" table:formula="of:=([.$B15]-70)*[.$E$12]" office:value-type="float" office:value="300" calcext:value-type="float">
            <text:p>300</text:p>
          </table:table-cell>
          <table:table-cell table:style-name="ce2" table:formula="of:=([.$B15]-70)*[.$F$12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([.B16]-77)/(115-77)" office:value-type="float" office:value="0.342105263157895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style-name="ce2" table:formula="of:=([.$B16]-70)*[.$C$12]" office:value-type="float" office:value="200" calcext:value-type="float">
            <text:p>200</text:p>
          </table:table-cell>
          <table:table-cell table:style-name="ce4" table:formula="of:=([.$B16]-70)*[.$D$12]" office:value-type="float" office:value="300" calcext:value-type="float">
            <text:p>300</text:p>
          </table:table-cell>
          <table:table-cell table:style-name="ce2" table:formula="of:=([.$B16]-70)*[.$E$12]" office:value-type="float" office:value="400" calcext:value-type="float">
            <text:p>400</text:p>
          </table:table-cell>
          <table:table-cell table:style-name="ce2" table:formula="of:=([.$B16]-70)*[.$F$1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formula="of:=([.B17]-77)/(115-77)" office:value-type="float" office:value="0.473684210526316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style-name="ce2" table:formula="of:=([.$B17]-70)*[.$C$12]" office:value-type="float" office:value="250" calcext:value-type="float">
            <text:p>250</text:p>
          </table:table-cell>
          <table:table-cell table:style-name="ce4" table:formula="of:=([.$B17]-70)*[.$D$12]" office:value-type="float" office:value="375" calcext:value-type="float">
            <text:p>375</text:p>
          </table:table-cell>
          <table:table-cell table:style-name="ce2" table:formula="of:=([.$B17]-70)*[.$E$12]" office:value-type="float" office:value="500" calcext:value-type="float">
            <text:p>500</text:p>
          </table:table-cell>
          <table:table-cell table:style-name="ce2" table:formula="of:=([.$B17]-70)*[.$F$12]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formula="of:=([.B18]-77)/(115-77)" office:value-type="float" office:value="0.605263157894737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style-name="ce2" table:formula="of:=([.$B18]-70)*[.$C$12]" office:value-type="float" office:value="300" calcext:value-type="float">
            <text:p>300</text:p>
          </table:table-cell>
          <table:table-cell table:style-name="ce4" table:formula="of:=([.$B18]-70)*[.$D$12]" office:value-type="float" office:value="450" calcext:value-type="float">
            <text:p>450</text:p>
          </table:table-cell>
          <table:table-cell table:style-name="ce2" table:formula="of:=([.$B18]-70)*[.$E$12]" office:value-type="float" office:value="600" calcext:value-type="float">
            <text:p>600</text:p>
          </table:table-cell>
          <table:table-cell table:style-name="ce2" table:formula="of:=([.$B18]-70)*[.$F$12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formula="of:=([.B19]-77)/(115-77)" office:value-type="float" office:value="0.736842105263158" calcext:value-type="float">
            <text:p>0.7</text:p>
          </table:table-cell>
          <table:table-cell office:value-type="float" office:value="105" calcext:value-type="float">
            <text:p>105</text:p>
          </table:table-cell>
          <table:table-cell table:style-name="ce2" table:formula="of:=([.$B19]-70)*[.$C$12]" office:value-type="float" office:value="350" calcext:value-type="float">
            <text:p>350</text:p>
          </table:table-cell>
          <table:table-cell table:style-name="ce4" table:formula="of:=([.$B19]-70)*[.$D$12]" office:value-type="float" office:value="525" calcext:value-type="float">
            <text:p>525</text:p>
          </table:table-cell>
          <table:table-cell table:style-name="ce2" table:formula="of:=([.$B19]-70)*[.$E$12]" office:value-type="float" office:value="700" calcext:value-type="float">
            <text:p>700</text:p>
          </table:table-cell>
          <table:table-cell table:style-name="ce2" table:formula="of:=([.$B19]-70)*[.$F$12]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([.B20]-77)/(115-77)" office:value-type="float" office:value="0.86842105263157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table:style-name="ce2" table:formula="of:=([.$B20]-70)*[.$C$12]" office:value-type="float" office:value="400" calcext:value-type="float">
            <text:p>400</text:p>
          </table:table-cell>
          <table:table-cell table:style-name="ce4" table:formula="of:=([.$B20]-70)*[.$D$12]" office:value-type="float" office:value="600" calcext:value-type="float">
            <text:p>600</text:p>
          </table:table-cell>
          <table:table-cell table:style-name="ce2" table:formula="of:=([.$B20]-70)*[.$E$12]" office:value-type="float" office:value="800" calcext:value-type="float">
            <text:p>800</text:p>
          </table:table-cell>
          <table:table-cell table:style-name="ce2" table:formula="of:=([.$B20]-70)*[.$F$1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([.B21]-77)/(115-77)" office:value-type="float" office:value="1" calcext:value-type="float">
            <text:p>1.0</text:p>
          </table:table-cell>
          <table:table-cell office:value-type="float" office:value="115" calcext:value-type="float">
            <text:p>115</text:p>
          </table:table-cell>
          <table:table-cell table:style-name="ce2" table:formula="of:=([.$B21]-70)*[.$C$12]" office:value-type="float" office:value="450" calcext:value-type="float">
            <text:p>450</text:p>
          </table:table-cell>
          <table:table-cell table:style-name="ce4" table:formula="of:=([.$B21]-70)*[.$D$12]" office:value-type="float" office:value="675" calcext:value-type="float">
            <text:p>675</text:p>
          </table:table-cell>
          <table:table-cell table:style-name="ce2" table:formula="of:=([.$B21]-70)*[.$E$12]" office:value-type="float" office:value="900" calcext:value-type="float">
            <text:p>900</text:p>
          </table:table-cell>
          <table:table-cell table:style-name="ce2" table:formula="of:=([.$B21]-70)*[.$F$12]"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formula="of:=([.B24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3" table:formula="of:=924 - 12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</table:table-row>
        <table:table-row table:style-name="ro1">
          <table:table-cell table:formula="of:=([.B25]-77)/(115-77)" office:value-type="float" office:value="-0.184210526315789" calcext:value-type="float">
            <text:p>-0.2</text:p>
          </table:table-cell>
          <table:table-cell office:value-type="float" office:value="70" calcext:value-type="float">
            <text:p>70</text:p>
          </table:table-cell>
          <table:table-cell table:style-name="ce3" table:formula="of:=924 - 12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</table:table-row>
        <table:table-row table:style-name="ro1">
          <table:table-cell table:formula="of:=([.B26]-77)/(115-77)" office:value-type="float" office:value="-0.31578947368421" calcext:value-type="float">
            <text:p>-0.3</text:p>
          </table:table-cell>
          <table:table-cell office:value-type="float" office:value="65" calcext:value-type="float">
            <text:p>65</text:p>
          </table:table-cell>
          <table:table-cell table:style-name="ce3" table:formula="of:=924 - 12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</table:table-row>
        <table:table-row table:style-name="ro1">
          <table:table-cell table:formula="of:=([.B27]-77)/(115-77)" office:value-type="float" office:value="-0.447368421052632" calcext:value-type="float">
            <text:p>-0.4</text:p>
          </table:table-cell>
          <table:table-cell office:value-type="float" office:value="60" calcext:value-type="float">
            <text:p>60</text:p>
          </table:table-cell>
          <table:table-cell table:style-name="ce3" table:formula="of:=924 - 12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</table:table-row>
        <table:table-row table:style-name="ro1">
          <table:table-cell table:formula="of:=([.B28]-77)/(115-77)" office:value-type="float" office:value="-0.578947368421053" calcext:value-type="float">
            <text:p>-0.6</text:p>
          </table:table-cell>
          <table:table-cell office:value-type="float" office:value="55" calcext:value-type="float">
            <text:p>55</text:p>
          </table:table-cell>
          <table:table-cell table:style-name="ce3" table:formula="of:=924 - 12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</table:table-row>
        <table:table-row table:style-name="ro1">
          <table:table-cell table:formula="of:=([.B29]-77)/(115-77)" office:value-type="float" office:value="-0.710526315789474" calcext:value-type="float">
            <text:p>-0.7</text:p>
          </table:table-cell>
          <table:table-cell office:value-type="float" office:value="50" calcext:value-type="float">
            <text:p>50</text:p>
          </table:table-cell>
          <table:table-cell table:style-name="ce3" table:formula="of:=924 - 12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</table:table-row>
        <table:table-row table:style-name="ro1">
          <table:table-cell table:formula="of:=([.B30]-77)/(115-77)" office:value-type="float" office:value="-0.842105263157895" calcext:value-type="float">
            <text:p>-0.8</text:p>
          </table:table-cell>
          <table:table-cell office:value-type="float" office:value="45" calcext:value-type="float">
            <text:p>45</text:p>
          </table:table-cell>
          <table:table-cell table:style-name="ce3" table:formula="of:=924 - 12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</table:table-row>
        <table:table-row table:style-name="ro1">
          <table:table-cell table:formula="of:=([.B31]-77)/(115-77)" office:value-type="float" office:value="-0.973684210526316" calcext:value-type="float">
            <text:p>-1.0</text:p>
          </table:table-cell>
          <table:table-cell office:value-type="float" office:value="40" calcext:value-type="float">
            <text:p>40</text:p>
          </table:table-cell>
          <table:table-cell table:style-name="ce3" table:formula="of:=924 - 12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</table:table-row>
      </table:table>
      <table:table table:name="Sheet5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7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{'posy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08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4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{'posy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{'posy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7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3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{'posy'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os_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os_m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os_ma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562" calcext:value-type="float">
            <text:p>4.562</text:p>
          </table:table-cell>
        </table:table-row>
      </table:table>
      <table:table table:name="servo speed" table:style-name="ta1">
        <table:shapes>
          <draw:frame draw:z-index="0" draw:style-name="gr1" draw:text-style-name="P1" svg:width="453.46pt" svg:height="255.23pt" svg:x="449.49pt" svg:y="21.15pt">
            <loext:p draw:notify-on-update-of-ranges="'servo speed'.D1:'servo speed'.D72 'servo speed'.E1:'servo speed'.E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ervos_max</text:p>
          </table:table-cell>
          <table:table-cell office:value-type="string" calcext:value-type="string">
            <text:p>speed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 [.G2:.G72])" office:value-type="float" office:value="-1.46760563380282" calcext:value-type="float">
            <text:p>-1.467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10+[.$F$1]" office:value-type="float" office:value="16" calcext:value-type="float">
            <text:p>16</text:p>
          </table:table-cell>
          <table:table-cell table:formula="of:=[.C2]-[.F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10+[.$F$1]" office:value-type="float" office:value="16" calcext:value-type="float">
            <text:p>16</text:p>
          </table:table-cell>
          <table:table-cell table:formula="of:=[.C3]-[.F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10+[.$F$1]" office:value-type="float" office:value="16" calcext:value-type="float">
            <text:p>16</text:p>
          </table:table-cell>
          <table:table-cell table:formula="of:=[.C4]-[.F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10+[.$F$1]" office:value-type="float" office:value="16" calcext:value-type="float">
            <text:p>16</text:p>
          </table:table-cell>
          <table:table-cell table:formula="of:=[.C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10+[.$F$1]" office:value-type="float" office:value="16" calcext:value-type="float">
            <text:p>16</text:p>
          </table:table-cell>
          <table:table-cell table:formula="of:=[.C6]-[.F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10+[.$F$1]" office:value-type="float" office:value="16" calcext:value-type="float">
            <text:p>16</text:p>
          </table:table-cell>
          <table:table-cell table:formula="of:=[.C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10+[.$F$1]" office:value-type="float" office:value="16" calcext:value-type="float">
            <text:p>16</text:p>
          </table:table-cell>
          <table:table-cell table:formula="of:=[.C8]-[.F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10+[.$F$1]" office:value-type="float" office:value="16" calcext:value-type="float">
            <text:p>16</text:p>
          </table:table-cell>
          <table:table-cell table:formula="of:=[.C9]-[.F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10+[.$F$1]" office:value-type="float" office:value="16" calcext:value-type="float">
            <text:p>16</text:p>
          </table:table-cell>
          <table:table-cell table:formula="of:=[.C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/10+[.$F$1]" office:value-type="float" office:value="16" calcext:value-type="float">
            <text:p>16</text:p>
          </table:table-cell>
          <table:table-cell table:formula="of:=[.C11]-[.F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D12]/10+[.$F$1]" office:value-type="float" office:value="16.1" calcext:value-type="float">
            <text:p>16.1</text:p>
          </table:table-cell>
          <table:table-cell table:formula="of:=[.C12]-[.F12]" office:value-type="float" office:value="3.9" calcext:value-type="float">
            <text:p>3.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3]/10+[.$F$1]" office:value-type="float" office:value="16.3" calcext:value-type="float">
            <text:p>16.3</text:p>
          </table:table-cell>
          <table:table-cell table:formula="of:=[.C13]-[.F13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4]/10+[.$F$1]" office:value-type="float" office:value="16.3" calcext:value-type="float">
            <text:p>16.3</text:p>
          </table:table-cell>
          <table:table-cell table:formula="of:=[.C14]-[.F14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5]/10+[.$F$1]" office:value-type="float" office:value="16.3" calcext:value-type="float">
            <text:p>16.3</text:p>
          </table:table-cell>
          <table:table-cell table:formula="of:=[.C15]-[.F15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6]/10+[.$F$1]" office:value-type="float" office:value="16.3" calcext:value-type="float">
            <text:p>16.3</text:p>
          </table:table-cell>
          <table:table-cell table:formula="of:=[.C16]-[.F16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176" calcext:value-type="float">
            <text:p>0.176</text:p>
          </table:table-cell>
          <table:table-cell table:formula="of:=[.D17]/10+[.$F$1]" office:value-type="float" office:value="16.3" calcext:value-type="float">
            <text:p>16.3</text:p>
          </table:table-cell>
          <table:table-cell table:formula="of:=[.C17]-[.F17]" office:value-type="float" office:value="0.699999999999999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8]/10+[.$F$1]" office:value-type="float" office:value="16.4" calcext:value-type="float">
            <text:p>16.4</text:p>
          </table:table-cell>
          <table:table-cell table:formula="of:=[.C18]-[.F18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9]/10+[.$F$1]" office:value-type="float" office:value="16.4" calcext:value-type="float">
            <text:p>16.4</text:p>
          </table:table-cell>
          <table:table-cell table:formula="of:=[.C19]-[.F19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0]/10+[.$F$1]" office:value-type="float" office:value="16.4" calcext:value-type="float">
            <text:p>16.4</text:p>
          </table:table-cell>
          <table:table-cell table:formula="of:=[.C20]-[.F20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1]/10+[.$F$1]" office:value-type="float" office:value="16.4" calcext:value-type="float">
            <text:p>16.4</text:p>
          </table:table-cell>
          <table:table-cell table:formula="of:=[.C21]-[.F21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2]/10+[.$F$1]" office:value-type="float" office:value="16.4" calcext:value-type="float">
            <text:p>16.4</text:p>
          </table:table-cell>
          <table:table-cell table:formula="of:=[.C22]-[.F22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3]/10+[.$F$1]" office:value-type="float" office:value="16.4" calcext:value-type="float">
            <text:p>16.4</text:p>
          </table:table-cell>
          <table:table-cell table:formula="of:=[.C23]-[.F23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4]/10+[.$F$1]" office:value-type="float" office:value="16.4" calcext:value-type="float">
            <text:p>16.4</text:p>
          </table:table-cell>
          <table:table-cell table:formula="of:=[.C24]-[.F2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5]/10+[.$F$1]" office:value-type="float" office:value="16.4" calcext:value-type="float">
            <text:p>16.4</text:p>
          </table:table-cell>
          <table:table-cell table:formula="of:=[.C25]-[.F25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6]/10+[.$F$1]" office:value-type="float" office:value="16.4" calcext:value-type="float">
            <text:p>16.4</text:p>
          </table:table-cell>
          <table:table-cell table:formula="of:=[.C26]-[.F26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7]/10+[.$F$1]" office:value-type="float" office:value="16.4" calcext:value-type="float">
            <text:p>16.4</text:p>
          </table:table-cell>
          <table:table-cell table:formula="of:=[.C27]-[.F27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table:formula="of:=[.D28]/10+[.$F$1]" office:value-type="float" office:value="16.4" calcext:value-type="float">
            <text:p>16.4</text:p>
          </table:table-cell>
          <table:table-cell table:formula="of:=[.C28]-[.F28]" office:value-type="float" office:value="0.600000000000001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table:formula="of:=[.D29]/10+[.$F$1]" office:value-type="float" office:value="16.5" calcext:value-type="float">
            <text:p>16.5</text:p>
          </table:table-cell>
          <table:table-cell table:formula="of:=[.C29]-[.F29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66" calcext:value-type="float">
            <text:p>0.466</text:p>
          </table:table-cell>
          <table:table-cell table:formula="of:=[.D30]/10+[.$F$1]" office:value-type="float" office:value="16.7" calcext:value-type="float">
            <text:p>16.7</text:p>
          </table:table-cell>
          <table:table-cell table:formula="of:=[.C30]-[.F30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1]/10+[.$F$1]" office:value-type="float" office:value="16.7" calcext:value-type="float">
            <text:p>16.7</text:p>
          </table:table-cell>
          <table:table-cell table:formula="of:=[.C31]-[.F31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2]/10+[.$F$1]" office:value-type="float" office:value="16.7" calcext:value-type="float">
            <text:p>16.7</text:p>
          </table:table-cell>
          <table:table-cell table:formula="of:=[.C32]-[.F32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411" calcext:value-type="float">
            <text:p>0.411</text:p>
          </table:table-cell>
          <table:table-cell table:formula="of:=[.D33]/10+[.$F$1]" office:value-type="float" office:value="16.7" calcext:value-type="float">
            <text:p>16.7</text:p>
          </table:table-cell>
          <table:table-cell table:formula="of:=[.C33]-[.F33]" office:value-type="float" office:value="0.300000000000001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.533</text:p>
          </table:table-cell>
          <table:table-cell table:formula="of:=[.D34]/10+[.$F$1]" office:value-type="float" office:value="16.8" calcext:value-type="float">
            <text:p>16.8</text:p>
          </table:table-cell>
          <table:table-cell table:formula="of:=[.C34]-[.F34]" office:value-type="float" office:value="-1.8" calcext:value-type="float">
            <text:p>-1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5]/10+[.$F$1]" office:value-type="float" office:value="16.8" calcext:value-type="float">
            <text:p>16.8</text:p>
          </table:table-cell>
          <table:table-cell table:formula="of:=[.C35]-[.F35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6]/10+[.$F$1]" office:value-type="float" office:value="16.8" calcext:value-type="float">
            <text:p>16.8</text:p>
          </table:table-cell>
          <table:table-cell table:formula="of:=[.C36]-[.F36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7]/10+[.$F$1]" office:value-type="float" office:value="16.8" calcext:value-type="float">
            <text:p>16.8</text:p>
          </table:table-cell>
          <table:table-cell table:formula="of:=[.C37]-[.F37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8]/10+[.$F$1]" office:value-type="float" office:value="16.8" calcext:value-type="float">
            <text:p>16.8</text:p>
          </table:table-cell>
          <table:table-cell table:formula="of:=[.C38]-[.F38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formula="of:=[.D39]/10+[.$F$1]" office:value-type="float" office:value="16.8" calcext:value-type="float">
            <text:p>16.8</text:p>
          </table:table-cell>
          <table:table-cell table:formula="of:=[.C39]-[.F39]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formula="of:=[.D40]/10+[.$F$1]" office:value-type="float" office:value="17" calcext:value-type="float">
            <text:p>17</text:p>
          </table:table-cell>
          <table:table-cell table:formula="of:=[.C40]-[.F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table:formula="of:=[.D41]/10+[.$F$1]" office:value-type="float" office:value="17.1" calcext:value-type="float">
            <text:p>17.1</text:p>
          </table:table-cell>
          <table:table-cell table:formula="of:=[.C41]-[.F41]" office:value-type="float" office:value="-2.1" calcext:value-type="float">
            <text:p>-2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687" calcext:value-type="float">
            <text:p>0.687</text:p>
          </table:table-cell>
          <table:table-cell table:formula="of:=[.D42]/10+[.$F$1]" office:value-type="float" office:value="17.1" calcext:value-type="float">
            <text:p>17.1</text:p>
          </table:table-cell>
          <table:table-cell table:formula="of:=[.C42]-[.F42]" office:value-type="float" office:value="-1.1" calcext:value-type="float">
            <text:p>-1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D43]/10+[.$F$1]" office:value-type="float" office:value="17.2" calcext:value-type="float">
            <text:p>17.2</text:p>
          </table:table-cell>
          <table:table-cell table:formula="of:=[.C43]-[.F43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/10+[.$F$1]" office:value-type="float" office:value="17.5" calcext:value-type="float">
            <text:p>17.5</text:p>
          </table:table-cell>
          <table:table-cell table:formula="of:=[.C44]-[.F44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D45]/10+[.$F$1]" office:value-type="float" office:value="17.5" calcext:value-type="float">
            <text:p>17.5</text:p>
          </table:table-cell>
          <table:table-cell table:formula="of:=[.C45]-[.F45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]/10+[.$F$1]" office:value-type="float" office:value="17.6" calcext:value-type="float">
            <text:p>17.6</text:p>
          </table:table-cell>
          <table:table-cell table:formula="of:=[.C46]-[.F46]" office:value-type="float" office:value="-1.6" calcext:value-type="float">
            <text:p>-1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" calcext:value-type="float">
            <text:p>0.941</text:p>
          </table:table-cell>
          <table:table-cell table:formula="of:=[.D47]/10+[.$F$1]" office:value-type="float" office:value="17.6" calcext:value-type="float">
            <text:p>17.6</text:p>
          </table:table-cell>
          <table:table-cell table:formula="of:=[.C47]-[.F47]" office:value-type="float" office:value="-0.600000000000001" calcext:value-type="float">
            <text:p>-0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62" calcext:value-type="float">
            <text:p>1.062</text:p>
          </table:table-cell>
          <table:table-cell table:formula="of:=[.D48]/10+[.$F$1]" office:value-type="float" office:value="17.7" calcext:value-type="float">
            <text:p>17.7</text:p>
          </table:table-cell>
          <table:table-cell table:formula="of:=[.C48]-[.F48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45" calcext:value-type="float">
            <text:p>1.045</text:p>
          </table:table-cell>
          <table:table-cell table:formula="of:=[.D49]/10+[.$F$1]" office:value-type="float" office:value="18.3" calcext:value-type="float">
            <text:p>18.3</text:p>
          </table:table-cell>
          <table:table-cell table:formula="of:=[.C49]-[.F49]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0]/10+[.$F$1]" office:value-type="float" office:value="18.5" calcext:value-type="float">
            <text:p>18.5</text:p>
          </table:table-cell>
          <table:table-cell table:formula="of:=[.C50]-[.F50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1]/10+[.$F$1]" office:value-type="float" office:value="18.5" calcext:value-type="float">
            <text:p>18.5</text:p>
          </table:table-cell>
          <table:table-cell table:formula="of:=[.C51]-[.F51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25</text:p>
          </table:table-cell>
          <table:table-cell table:formula="of:=[.D52]/10+[.$F$1]" office:value-type="float" office:value="18.6" calcext:value-type="float">
            <text:p>18.6</text:p>
          </table:table-cell>
          <table:table-cell table:formula="of:=[.C52]-[.F52]" office:value-type="float" office:value="-2.6" calcext:value-type="float">
            <text:p>-2.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53]/10+[.$F$1]" office:value-type="float" office:value="19" calcext:value-type="float">
            <text:p>19</text:p>
          </table:table-cell>
          <table:table-cell table:formula="of:=[.C53]-[.F53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875" calcext:value-type="float">
            <text:p>1.875</text:p>
          </table:table-cell>
          <table:table-cell table:formula="of:=[.D54]/10+[.$F$1]" office:value-type="float" office:value="19" calcext:value-type="float">
            <text:p>19</text:p>
          </table:table-cell>
          <table:table-cell table:formula="of:=[.C54]-[.F54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764" calcext:value-type="float">
            <text:p>1.764</text:p>
          </table:table-cell>
          <table:table-cell table:formula="of:=[.D55]/10+[.$F$1]" office:value-type="float" office:value="19" calcext:value-type="float">
            <text:p>19</text:p>
          </table:table-cell>
          <table:table-cell table:formula="of:=[.C55]-[.F55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777" calcext:value-type="float">
            <text:p>1.777</text:p>
          </table:table-cell>
          <table:table-cell table:formula="of:=[.D56]/10+[.$F$1]" office:value-type="float" office:value="19.2" calcext:value-type="float">
            <text:p>19.2</text:p>
          </table:table-cell>
          <table:table-cell table:formula="of:=[.C56]-[.F56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266" calcext:value-type="float">
            <text:p>2.266</text:p>
          </table:table-cell>
          <table:table-cell table:formula="of:=[.D57]/10+[.$F$1]" office:value-type="float" office:value="19.4" calcext:value-type="float">
            <text:p>19.4</text:p>
          </table:table-cell>
          <table:table-cell table:formula="of:=[.C57]-[.F57]" office:value-type="float" office:value="-4.4" calcext:value-type="float">
            <text:p>-4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" calcext:value-type="float">
            <text:p>2.312</text:p>
          </table:table-cell>
          <table:table-cell table:formula="of:=[.D58]/10+[.$F$1]" office:value-type="float" office:value="19.7" calcext:value-type="float">
            <text:p>19.7</text:p>
          </table:table-cell>
          <table:table-cell table:formula="of:=[.C58]-[.F58]" office:value-type="float" office:value="-3.7" calcext:value-type="float">
            <text:p>-3.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D59]/10+[.$F$1]" office:value-type="float" office:value="19.8" calcext:value-type="float">
            <text:p>19.8</text:p>
          </table:table-cell>
          <table:table-cell table:formula="of:=[.C59]-[.F59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0]/10+[.$F$1]" office:value-type="float" office:value="19.9" calcext:value-type="float">
            <text:p>19.9</text:p>
          </table:table-cell>
          <table:table-cell table:formula="of:=[.C60]-[.F60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1]/10+[.$F$1]" office:value-type="float" office:value="19.9" calcext:value-type="float">
            <text:p>19.9</text:p>
          </table:table-cell>
          <table:table-cell table:formula="of:=[.C61]-[.F61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table:formula="of:=[.D62]/10+[.$F$1]" office:value-type="float" office:value="19.9" calcext:value-type="float">
            <text:p>19.9</text:p>
          </table:table-cell>
          <table:table-cell table:formula="of:=[.C62]-[.F62]" office:value-type="float" office:value="0.10000000000000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.086" calcext:value-type="float">
            <text:p>2.086</text:p>
          </table:table-cell>
          <table:table-cell table:formula="of:=[.D63]/10+[.$F$1]" office:value-type="float" office:value="20.8" calcext:value-type="float">
            <text:p>20.8</text:p>
          </table:table-cell>
          <table:table-cell table:formula="of:=[.C63]-[.F63]"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562" calcext:value-type="float">
            <text:p>3.562</text:p>
          </table:table-cell>
          <table:table-cell table:formula="of:=[.D64]/10+[.$F$1]" office:value-type="float" office:value="21.7" calcext:value-type="float">
            <text:p>21.7</text:p>
          </table:table-cell>
          <table:table-cell table:formula="of:=[.C64]-[.F64]" office:value-type="float" office:value="-5.7" calcext:value-type="float">
            <text:p>-5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062" calcext:value-type="float">
            <text:p>4.062</text:p>
          </table:table-cell>
          <table:table-cell table:formula="of:=[.D65]/10+[.$F$1]" office:value-type="float" office:value="22.5" calcext:value-type="float">
            <text:p>22.5</text:p>
          </table:table-cell>
          <table:table-cell table:formula="of:=[.C65]-[.F65]"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187" calcext:value-type="float">
            <text:p>4.187</text:p>
          </table:table-cell>
          <table:table-cell table:formula="of:=[.D66]/10+[.$F$1]" office:value-type="float" office:value="22.7" calcext:value-type="float">
            <text:p>22.7</text:p>
          </table:table-cell>
          <table:table-cell table:formula="of:=[.C66]-[.F66]" office:value-type="float" office:value="-6.7" calcext:value-type="float">
            <text:p>-6.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888" calcext:value-type="float">
            <text:p>3.888</text:p>
          </table:table-cell>
          <table:table-cell table:formula="of:=[.D67]/10+[.$F$1]" office:value-type="float" office:value="23" calcext:value-type="float">
            <text:p>23</text:p>
          </table:table-cell>
          <table:table-cell table:formula="of:=[.C67]-[.F67]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.562" calcext:value-type="float">
            <text:p>4.562</text:p>
          </table:table-cell>
          <table:table-cell table:formula="of:=[.D68]/10+[.$F$1]" office:value-type="float" office:value="23.3" calcext:value-type="float">
            <text:p>23.3</text:p>
          </table:table-cell>
          <table:table-cell table:formula="of:=[.C68]-[.F68]" office:value-type="float" office:value="-7.3" calcext:value-type="float">
            <text:p>-7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.294" calcext:value-type="float">
            <text:p>4.294</text:p>
          </table:table-cell>
          <table:table-cell table:formula="of:=[.D69]/10+[.$F$1]" office:value-type="float" office:value="23.3" calcext:value-type="float">
            <text:p>23.3</text:p>
          </table:table-cell>
          <table:table-cell table:formula="of:=[.C69]-[.F69]" office:value-type="float" office:value="-6.3" calcext:value-type="float">
            <text:p>-6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0]/10+[.$F$1]" office:value-type="float" office:value="23.6" calcext:value-type="float">
            <text:p>23.6</text:p>
          </table:table-cell>
          <table:table-cell table:formula="of:=[.C70]-[.F70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1]/10+[.$F$1]" office:value-type="float" office:value="23.6" calcext:value-type="float">
            <text:p>23.6</text:p>
          </table:table-cell>
          <table:table-cell table:formula="of:=[.C71]-[.F71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.222" calcext:value-type="float">
            <text:p>4.222</text:p>
          </table:table-cell>
          <table:table-cell table:formula="of:=[.D72]/10+[.$F$1]" office:value-type="float" office:value="23.6" calcext:value-type="float">
            <text:p>23.6</text:p>
          </table:table-cell>
          <table:table-cell table:formula="of:=[.C72]-[.F72]" office:value-type="float" office:value="-5.6" calcext:value-type="float">
            <text:p>-5.6</text:p>
          </table:table-cell>
        </table:table-row>
      </table:table>
      <table:table table:name="sender_spee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ax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max</text:p>
          </table:table-cell>
          <table:table-cell office:value-type="float" office:value="1.222" calcext:value-type="float">
            <text:p>1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max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count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226" calcext:value-type="float">
            <text:p>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ount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ax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unt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215" calcext:value-type="float">
            <text:p>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count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189" calcext:value-type="float">
            <text:p>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count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ax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count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max</text:p>
          </table:table-cell>
          <table:table-cell office:value-type="float" office:value="1.194" calcext:value-type="float">
            <text:p>1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ount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unt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count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max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count</text:p>
          </table:table-cell>
          <table:table-cell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max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max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ount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ax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count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count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max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ount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max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count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b'http</text:p>
          </table:table-cell>
          <table:table-cell office:value-type="string" calcext:value-type="string">
            <text:p>//192.168.4.1/?turnx=98&amp;catch=catch&amp;'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ax</text:p>
          </table:table-cell>
          <table:table-cell office:value-type="float" office:value="129.6" calcext:value-type="float">
            <text:p>12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ount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max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count</text:p>
          </table:table-cell>
          <table:table-cell office:value-type="float" office:value="2101" calcext:value-type="float">
            <text:p>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max</text:p>
          </table:table-cell>
          <table:table-cell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count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67" calcext:value-type="float">
            <text:p>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count</text:p>
          </table:table-cell>
          <table:table-cell office:value-type="float" office:value="2301" calcext:value-type="float">
            <text:p>2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ax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count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unt</text:p>
          </table:table-cell>
          <table:table-cell office:value-type="float" office:value="2501" calcext:value-type="float">
            <text:p>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max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count</text:p>
          </table:table-cell>
          <table:table-cell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count</text:p>
          </table:table-cell>
          <table:table-cell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count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95" calcext:value-type="float">
            <text:p>1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count</text:p>
          </table:table-cell>
          <table:table-cell office:value-type="float" office:value="2901" calcext:value-type="float">
            <text:p>2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ma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unt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max</text:p>
          </table:table-cell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ount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ax</text:p>
          </table:table-cell>
          <table:table-cell office:value-type="float" office:value="1.027" calcext:value-type="float">
            <text:p>1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count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max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ount</text:p>
          </table:table-cell>
          <table:table-cell office:value-type="float" office:value="3301" calcext:value-type="float">
            <text:p>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count</text:p>
          </table:table-cell>
          <table:table-cell office:value-type="float" office:value="3401" calcext:value-type="float">
            <text:p>3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ount</text:p>
          </table:table-cell>
          <table:table-cell office:value-type="float" office:value="3501" calcext:value-type="float">
            <text:p>3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max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count</text:p>
          </table:table-cell>
          <table:table-cell office:value-type="float" office:value="3601" calcext:value-type="float">
            <text:p>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47" calcext:value-type="float">
            <text:p>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count</text:p>
          </table:table-cell>
          <table:table-cell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max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count</text:p>
          </table:table-cell>
          <table:table-cell office:value-type="float" office:value="3801" calcext:value-type="float">
            <text:p>3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count</text:p>
          </table:table-cell>
          <table:table-cell office:value-type="float" office:value="3901" calcext:value-type="float">
            <text:p>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ax</text:p>
          </table:table-cell>
          <table:table-cell office:value-type="float" office:value="1.042" calcext:value-type="float">
            <text:p>1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ount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max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count</text:p>
          </table:table-cell>
          <table:table-cell office:value-type="float" office:value="4101" calcext:value-type="float">
            <text:p>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max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count</text:p>
          </table:table-cell>
          <table:table-cell office:value-type="float" office:value="4201" calcext:value-type="float">
            <text:p>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count</text:p>
          </table:table-cell>
          <table:table-cell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count</text:p>
          </table:table-cell>
          <table:table-cell office:value-type="float" office:value="4401" calcext:value-type="float">
            <text:p>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max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ount</text:p>
          </table:table-cell>
          <table:table-cell office:value-type="float" office:value="4501" calcext:value-type="float">
            <text:p>4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count</text:p>
          </table:table-cell>
          <table:table-cell office:value-type="float" office:value="4601" calcext:value-type="float">
            <text:p>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max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count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count</text:p>
          </table:table-cell>
          <table:table-cell office:value-type="float" office:value="4801" calcext:value-type="float">
            <text:p>4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max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count</text:p>
          </table:table-cell>
          <table:table-cell office:value-type="float" office:value="4901" calcext:value-type="float">
            <text:p>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ax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unt</text:p>
          </table:table-cell>
          <table:table-cell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max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ount</text:p>
          </table:table-cell>
          <table:table-cell office:value-type="float" office:value="5101" calcext:value-type="float">
            <text:p>5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max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ount</text:p>
          </table:table-cell>
          <table:table-cell office:value-type="float" office:value="5201" calcext:value-type="float">
            <text:p>5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max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count</text:p>
          </table:table-cell>
          <table:table-cell office:value-type="float" office:value="5301" calcext:value-type="float">
            <text:p>5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max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ount</text:p>
          </table:table-cell>
          <table:table-cell office:value-type="float" office:value="5401" calcext:value-type="float">
            <text:p>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ax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ount</text:p>
          </table:table-cell>
          <table:table-cell office:value-type="float" office:value="5501" calcext:value-type="float">
            <text:p>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max</text:p>
          </table:table-cell>
          <table:table-cell office:value-type="float" office:value="1.122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6" calcext:value-type="percentage">
            <text:p>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count</text:p>
          </table:table-cell>
          <table:table-cell office:value-type="float" office:value="5601" calcext:value-type="float">
            <text:p>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max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count</text:p>
          </table:table-cell>
          <table:table-cell office:value-type="float" office:value="5701" calcext:value-type="float">
            <text:p>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max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count</text:p>
          </table:table-cell>
          <table:table-cell office:value-type="float" office:value="5801" calcext:value-type="float">
            <text:p>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98" calcext:value-type="float">
            <text:p>1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count</text:p>
          </table:table-cell>
          <table:table-cell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max</text:p>
          </table:table-cell>
          <table:table-cell office:value-type="float" office:value="1.211" calcext:value-type="float">
            <text:p>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ount</text:p>
          </table:table-cell>
          <table:table-cell office:value-type="float" office:value="6001" calcext:value-type="float">
            <text:p>6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max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count</text:p>
          </table:table-cell>
          <table:table-cell office:value-type="float" office:value="6101" calcext:value-type="float">
            <text:p>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ount</text:p>
          </table:table-cell>
          <table:table-cell office:value-type="float" office:value="6201" calcext:value-type="float">
            <text:p>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count</text:p>
          </table:table-cell>
          <table:table-cell office:value-type="float" office:value="6301" calcext:value-type="float">
            <text:p>6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max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count</text:p>
          </table:table-cell>
          <table:table-cell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4" calcext:value-type="percentage">
            <text:p>1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unt</text:p>
          </table:table-cell>
          <table:table-cell office:value-type="float" office:value="6501" calcext:value-type="float">
            <text:p>6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x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ount</text:p>
          </table:table-cell>
          <table:table-cell office:value-type="float" office:value="6601" calcext:value-type="float">
            <text:p>6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ax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ount</text:p>
          </table:table-cell>
          <table:table-cell office:value-type="float" office:value="6701" calcext:value-type="float">
            <text:p>6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6" calcext:value-type="percentage">
            <text:p>1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count</text:p>
          </table:table-cell>
          <table:table-cell office:value-type="float" office:value="6801" calcext:value-type="float">
            <text:p>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x</text:p>
          </table:table-cell>
          <table:table-cell office:value-type="float" office:value="2.058" calcext:value-type="float">
            <text:p>2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ount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max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ount</text:p>
          </table:table-cell>
          <table:table-cell office:value-type="float" office:value="7001" calcext:value-type="float">
            <text:p>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max</text:p>
          </table:table-cell>
          <table:table-cell office:value-type="float" office:value="2.236" calcext:value-type="float">
            <text:p>2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count</text:p>
          </table:table-cell>
          <table:table-cell office:value-type="float" office:value="7101" calcext:value-type="float">
            <text:p>7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count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ax</text:p>
          </table:table-cell>
          <table:table-cell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count</text:p>
          </table:table-cell>
          <table:table-cell office:value-type="float" office:value="7301" calcext:value-type="float">
            <text:p>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x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count</text:p>
          </table:table-cell>
          <table:table-cell office:value-type="float" office:value="7401" calcext:value-type="float">
            <text:p>7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max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unt</text:p>
          </table:table-cell>
          <table:table-cell office:value-type="float" office:value="7501" calcext:value-type="float">
            <text:p>7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ax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count</text:p>
          </table:table-cell>
          <table:table-cell office:value-type="float" office:value="7601" calcext:value-type="float">
            <text:p>7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ount</text:p>
          </table:table-cell>
          <table:table-cell office:value-type="float" office:value="7701" calcext:value-type="float">
            <text:p>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count</text:p>
          </table:table-cell>
          <table:table-cell office:value-type="float" office:value="7801" calcext:value-type="float">
            <text:p>7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ax</text:p>
          </table:table-cell>
          <table:table-cell office:value-type="float" office:value="1.078" calcext:value-type="float">
            <text:p>1.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count</text:p>
          </table:table-cell>
          <table:table-cell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ax</text:p>
          </table:table-cell>
          <table:table-cell office:value-type="float" office:value="1.139" calcext:value-type="float">
            <text:p>1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ount</text:p>
          </table:table-cell>
          <table:table-cell office:value-type="float" office:value="8001" calcext:value-type="float">
            <text:p>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x</text:p>
          </table:table-cell>
          <table:table-cell office:value-type="float" office:value="1.076" calcext:value-type="float">
            <text:p>1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ount</text:p>
          </table:table-cell>
          <table:table-cell office:value-type="float" office:value="8101" calcext:value-type="float">
            <text:p>8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ax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ount</text:p>
          </table:table-cell>
          <table:table-cell office:value-type="float" office:value="8201" calcext:value-type="float">
            <text:p>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unt</text:p>
          </table:table-cell>
          <table:table-cell office:value-type="float" office:value="8301" calcext:value-type="float">
            <text:p>8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unt</text:p>
          </table:table-cell>
          <table:table-cell office:value-type="float" office:value="8401" calcext:value-type="float">
            <text:p>8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ax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ount</text:p>
          </table:table-cell>
          <table:table-cell office:value-type="float" office:value="8501" calcext:value-type="float">
            <text:p>8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max</text:p>
          </table:table-cell>
          <table:table-cell office:value-type="float" office:value="1.058" calcext:value-type="float">
            <text:p>1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3" calcext:value-type="percentage">
            <text:p>2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count</text:p>
          </table:table-cell>
          <table:table-cell office:value-type="float" office:value="8601" calcext:value-type="float">
            <text:p>8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x</text:p>
          </table:table-cell>
          <table:table-cell office:value-type="float" office:value="1.086" calcext:value-type="float">
            <text:p>1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count</text:p>
          </table:table-cell>
          <table:table-cell office:value-type="float" office:value="8701" calcext:value-type="float">
            <text:p>8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ount</text:p>
          </table:table-cell>
          <table:table-cell office:value-type="float" office:value="8801" calcext:value-type="float">
            <text:p>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count</text:p>
          </table:table-cell>
          <table:table-cell office:value-type="float" office:value="8901" calcext:value-type="float">
            <text:p>8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ax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ount</text:p>
          </table:table-cell>
          <table:table-cell office:value-type="float" office:value="9001" calcext:value-type="float">
            <text:p>9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x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count</text:p>
          </table:table-cell>
          <table:table-cell office:value-type="float" office:value="9101" calcext:value-type="float">
            <text:p>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134" calcext:value-type="float">
            <text:p>1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ount</text:p>
          </table:table-cell>
          <table:table-cell office:value-type="float" office:value="9201" calcext:value-type="float">
            <text:p>9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max</text:p>
          </table:table-cell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ount</text:p>
          </table:table-cell>
          <table:table-cell office:value-type="float" office:value="9301" calcext:value-type="float">
            <text:p>9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max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count</text:p>
          </table:table-cell>
          <table:table-cell office:value-type="float" office:value="9401" calcext:value-type="float">
            <text:p>9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x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ount</text:p>
          </table:table-cell>
          <table:table-cell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072" calcext:value-type="float">
            <text:p>1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ount</text:p>
          </table:table-cell>
          <table:table-cell office:value-type="float" office:value="9601" calcext:value-type="float">
            <text:p>9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x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ount</text:p>
          </table:table-cell>
          <table:table-cell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max</text:p>
          </table:table-cell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5" calcext:value-type="percentage">
            <text:p>15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ount</text:p>
          </table:table-cell>
          <table:table-cell office:value-type="float" office:value="9801" calcext:value-type="float">
            <text:p>9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1" calcext:value-type="percentage">
            <text:p>1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-----------------------------------------------DBG</text:p>
          </table:table-cell>
          <table:table-cell office:value-type="string" calcext:value-type="string">
            <text:p>count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mean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003" calcext:value-type="percentage">
            <text:p>0.03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15" calcext:value-type="percentage">
            <text:p>8.15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003" calcext:value-type="percentage">
            <text:p>0.03%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376.47pt" svg:height="270.28pt" svg:x="635.05pt" svg:y="27.13pt">
            <loext:p draw:notify-on-update-of-ranges="Sheet5.K14:Sheet5.K14 Sheet5.K15:Sheet5.K24 Sheet5.L14:Sheet5.L14 Sheet5.L15:Sheet5.L24 Sheet5.M14:Sheet5.M14 Sheet5.M15:Sheet5.M24 Sheet5.N14:Sheet5.N14 Sheet5.N15:Sheet5.N24 Sheet5.O14:Sheet5.O14 Sheet5.O15:Sheet5.O24 Sheet5.P14:Sheet5.P14 Sheet5.P15:Sheet5.P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4.91pt" svg:y="374pt">
            <loext:p draw:notify-on-update-of-ranges="Sheet5.A30:Sheet5.A40 Sheet5.B29:Sheet5.B29 Sheet5.B30:Sheet5.B40 Sheet5.C29:Sheet5.C29 Sheet5.C30:Sheet5.C40 Sheet5.D29:Sheet5.D29 Sheet5.D30:Sheet5.D40 Sheet5.E29:Sheet5.E29 Sheet5.E30:Sheet5.E40 Sheet5.F29:Sheet5.F29 Sheet5.F30:Sheet5.F40 Sheet5.G29:Sheet5.G29 Sheet5.G30:Sheet5.G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too fast</text:p>
          </table:table-cell>
          <table:table-cell table:style-name="ce12"/>
          <table:table-cell table:style-name="ce13" office:value-type="string" calcext:value-type="string">
            <text:p>Slower – linear</text:p>
          </table:table-cell>
          <table:table-cell table:style-name="ce13" table:number-columns-repeated="3"/>
          <table:table-cell table:style-name="ce2" table:number-columns-repeated="2"/>
          <table:table-cell table:style-name="ce2" office:value-type="string" calcext:value-type="string">
            <text:p>Slower – non-linear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un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 - 2000 * f_runy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4]" office:value-type="float" office:value="1000" calcext:value-type="float">
            <text:p>1000</text:p>
          </table:table-cell>
          <table:table-cell table:style-name="ce7" table:formula="of:=[.E5]+[.F5]"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" table:formula="of:=[.K5]+[.I5]" office:value-type="float" office:value="350" calcext:value-type="float">
            <text:p>3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5]" office:value-type="float" office:value="900" calcext:value-type="float">
            <text:p>900</text:p>
          </table:table-cell>
          <table:table-cell table:style-name="ce7" table:formula="of:=[.E6]+[.F6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" table:formula="of:=[.K6]+[.I6]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6]" office:value-type="float" office:value="800" calcext:value-type="float">
            <text:p>800</text:p>
          </table:table-cell>
          <table:table-cell table:style-name="ce7" table:formula="of:=[.E7]+[.F7]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7" table:formula="of:=[.K7]+[.I7]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7]" office:value-type="float" office:value="700" calcext:value-type="float">
            <text:p>700</text:p>
          </table:table-cell>
          <table:table-cell table:style-name="ce7" table:formula="of:=[.E8]+[.F8]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 table:formula="of:=[.K8]+[.I8]" office:value-type="float" office:value="215" calcext:value-type="float">
            <text:p>2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8]" office:value-type="float" office:value="600" calcext:value-type="float">
            <text:p>600</text:p>
          </table:table-cell>
          <table:table-cell table:style-name="ce7" table:formula="of:=[.E9]+[.F9]"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7" table:formula="of:=[.K9]+[.I9]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9]" office:value-type="float" office:value="500" calcext:value-type="float">
            <text:p>500</text:p>
          </table:table-cell>
          <table:table-cell table:style-name="ce7" table:formula="of:=[.E10]+[.F10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table:formula="of:=[.K10]+[.I10]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0]" office:value-type="float" office:value="400" calcext:value-type="float">
            <text:p>400</text:p>
          </table:table-cell>
          <table:table-cell table:style-name="ce7" table:formula="of:=[.E11]+[.F11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7" table:formula="of:=[.K11]+[.I11]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1]" office:value-type="float" office:value="300" calcext:value-type="float">
            <text:p>300</text:p>
          </table:table-cell>
          <table:table-cell table:style-name="ce7" table:formula="of:=[.E12]+[.F12]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7" table:formula="of:=[.K12]+[.I12]" office:value-type="float" office:value="105" calcext:value-type="float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2]" office:value-type="float" office:value="200" calcext:value-type="float">
            <text:p>200</text:p>
          </table:table-cell>
          <table:table-cell table:style-name="ce7" table:formula="of:=[.E13]+[.F13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7" table:formula="of:=[.K13]+[.I13]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3]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 table:number-columns-repeated="3"/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x*x*x</text:p>
          </table:table-cell>
          <table:table-cell office:value-type="string" calcext:value-type="string">
            <text:p>x*x*x*x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1000*[.B15]" office:value-type="float" office:value="550" calcext:value-type="float">
            <text:p>550</text:p>
          </table:table-cell>
          <table:table-cell table:formula="of:=1000*[.B15]" office:value-type="float" office:value="550" calcext:value-type="float">
            <text:p>55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7" office:value-type="float" office:value="110" calcext:value-type="float">
            <text:p>110</text:p>
          </table:table-cell>
          <table:table-cell table:style-name="ce16" table:formula="of:=([.B15]-[.$M$25])*[.$M$26]+[.$M$27]" office:value-type="float" office:value="110" calcext:value-type="float">
            <text:p>110</text:p>
          </table:table-cell>
          <table:table-cell table:style-name="ce16" table:formula="of:=([.$B15]*2 -1)^2*[.$N$26]+[.$N$27]" office:value-type="float" office:value="109" calcext:value-type="float">
            <text:p>109</text:p>
          </table:table-cell>
          <table:table-cell table:style-name="ce16" table:formula="of:=([.$B15]*2 -1)^3*[.$O$26]+[.$O$27]" office:value-type="float" office:value="110.8" calcext:value-type="float">
            <text:p>111</text:p>
          </table:table-cell>
          <table:table-cell table:style-name="ce16" table:formula="of:=([.$B15]*2 -1)^4*[.$P$26]+[.$P$27]" office:value-type="float" office:value="110.03" calcext:value-type="float">
            <text:p>11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00*[.B16]" office:value-type="float" office:value="600" calcext:value-type="float">
            <text:p>600</text:p>
          </table:table-cell>
          <table:table-cell table:formula="of:=1000*[.B16]" office:value-type="float" office:value="600" calcext:value-type="float">
            <text:p>600</text:p>
          </table:table-cell>
          <table:table-cell table:style-name="ce7" table:formula="of:=[.E15]+[.F15]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style-name="ce7" table:formula="of:=[.G15]+[.H15]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7" table:formula="of:=[.K15]+[.I15]" office:value-type="float" office:value="115" calcext:value-type="float">
            <text:p>115</text:p>
          </table:table-cell>
          <table:table-cell table:style-name="ce7" table:formula="of:=[.L15]+[.J15]" office:value-type="float" office:value="125" calcext:value-type="float">
            <text:p>125</text:p>
          </table:table-cell>
          <table:table-cell table:style-name="ce16" table:formula="of:=([.B16]-[.$M$25])*[.$M$26]+[.$M$27]" office:value-type="float" office:value="160" calcext:value-type="float">
            <text:p>160</text:p>
          </table:table-cell>
          <table:table-cell table:style-name="ce16" table:formula="of:=([.$B16]*2 -1)^2*[.$N$26]+[.$N$27]" office:value-type="float" office:value="136" calcext:value-type="float">
            <text:p>136</text:p>
          </table:table-cell>
          <table:table-cell table:style-name="ce16" table:formula="of:=([.$B16]*2 -1)^3*[.$O$26]+[.$O$27]" office:value-type="float" office:value="116.4" calcext:value-type="float">
            <text:p>116</text:p>
          </table:table-cell>
          <table:table-cell table:style-name="ce16" table:formula="of:=([.$B16]*2 -1)^4*[.$P$26]+[.$P$27]" office:value-type="float" office:value="110.48" calcext:value-type="float">
            <text:p>11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1000*[.B17]" office:value-type="float" office:value="650" calcext:value-type="float">
            <text:p>650</text:p>
          </table:table-cell>
          <table:table-cell table:formula="of:=1000*[.B17]" office:value-type="float" office:value="650" calcext:value-type="float">
            <text:p>650</text:p>
          </table:table-cell>
          <table:table-cell table:style-name="ce7" table:formula="of:=[.E16]+[.F16]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7" table:formula="of:=[.G16]+[.H16]"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" table:formula="of:=[.K16]+[.I16]" office:value-type="float" office:value="121" calcext:value-type="float">
            <text:p>121</text:p>
          </table:table-cell>
          <table:table-cell table:style-name="ce7" table:formula="of:=[.L16]+[.J16]" office:value-type="float" office:value="142" calcext:value-type="float">
            <text:p>142</text:p>
          </table:table-cell>
          <table:table-cell table:style-name="ce16" table:formula="of:=([.B17]-[.$M$25])*[.$M$26]+[.$M$27]" office:value-type="float" office:value="210" calcext:value-type="float">
            <text:p>210</text:p>
          </table:table-cell>
          <table:table-cell table:style-name="ce16" table:formula="of:=([.$B17]*2 -1)^2*[.$N$26]+[.$N$27]" office:value-type="float" office:value="181" calcext:value-type="float">
            <text:p>181</text:p>
          </table:table-cell>
          <table:table-cell table:style-name="ce16" table:formula="of:=([.$B17]*2 -1)^3*[.$O$26]+[.$O$27]" office:value-type="float" office:value="131.6" calcext:value-type="float">
            <text:p>132</text:p>
          </table:table-cell>
          <table:table-cell table:style-name="ce16" table:formula="of:=([.$B17]*2 -1)^4*[.$P$26]+[.$P$27]" office:value-type="float" office:value="112.43" calcext:value-type="float">
            <text:p>11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00*[.B18]" office:value-type="float" office:value="700" calcext:value-type="float">
            <text:p>700</text:p>
          </table:table-cell>
          <table:table-cell table:formula="of:=1000*[.B18]" office:value-type="float" office:value="700" calcext:value-type="float">
            <text:p>700</text:p>
          </table:table-cell>
          <table:table-cell table:style-name="ce7" table:formula="of:=[.E17]+[.F17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7" table:formula="of:=[.G17]+[.H17]"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7" table:formula="of:=[.K17]+[.I17]" office:value-type="float" office:value="128" calcext:value-type="float">
            <text:p>128</text:p>
          </table:table-cell>
          <table:table-cell table:style-name="ce7" table:formula="of:=[.L17]+[.J17]" office:value-type="float" office:value="161" calcext:value-type="float">
            <text:p>161</text:p>
          </table:table-cell>
          <table:table-cell table:style-name="ce16" table:formula="of:=([.B18]-[.$M$25])*[.$M$26]+[.$M$27]" office:value-type="float" office:value="260" calcext:value-type="float">
            <text:p>260</text:p>
          </table:table-cell>
          <table:table-cell table:style-name="ce16" table:formula="of:=([.$B18]*2 -1)^2*[.$N$26]+[.$N$27]" office:value-type="float" office:value="244" calcext:value-type="float">
            <text:p>244</text:p>
          </table:table-cell>
          <table:table-cell table:style-name="ce16" table:formula="of:=([.$B18]*2 -1)^3*[.$O$26]+[.$O$27]" office:value-type="float" office:value="161.2" calcext:value-type="float">
            <text:p>161</text:p>
          </table:table-cell>
          <table:table-cell table:style-name="ce16" table:formula="of:=([.$B18]*2 -1)^4*[.$P$26]+[.$P$27]" office:value-type="float" office:value="117.68" calcext:value-type="float">
            <text:p>11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1000*[.B19]" office:value-type="float" office:value="750" calcext:value-type="float">
            <text:p>750</text:p>
          </table:table-cell>
          <table:table-cell table:formula="of:=1000*[.B19]" office:value-type="float" office:value="750" calcext:value-type="float">
            <text:p>750</text:p>
          </table:table-cell>
          <table:table-cell table:style-name="ce7" table:formula="of:=[.E18]+[.F1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style-name="ce7" table:formula="of:=[.G18]+[.H18]"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7" table:formula="of:=[.K18]+[.I18]" office:value-type="float" office:value="136" calcext:value-type="float">
            <text:p>136</text:p>
          </table:table-cell>
          <table:table-cell table:style-name="ce7" table:formula="of:=[.L18]+[.J18]" office:value-type="float" office:value="182" calcext:value-type="float">
            <text:p>182</text:p>
          </table:table-cell>
          <table:table-cell table:style-name="ce16" table:formula="of:=([.B19]-[.$M$25])*[.$M$26]+[.$M$27]" office:value-type="float" office:value="310" calcext:value-type="float">
            <text:p>310</text:p>
          </table:table-cell>
          <table:table-cell table:style-name="ce16" table:formula="of:=([.$B19]*2 -1)^2*[.$N$26]+[.$N$27]" office:value-type="float" office:value="325" calcext:value-type="float">
            <text:p>325</text:p>
          </table:table-cell>
          <table:table-cell table:style-name="ce16" table:formula="of:=([.$B19]*2 -1)^3*[.$O$26]+[.$O$27]" office:value-type="float" office:value="210" calcext:value-type="float">
            <text:p>210</text:p>
          </table:table-cell>
          <table:table-cell table:style-name="ce16" table:formula="of:=([.$B19]*2 -1)^4*[.$P$26]+[.$P$27]" office:value-type="float" office:value="128.75" calcext:value-type="float">
            <text:p>12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00*[.B20]" office:value-type="float" office:value="800" calcext:value-type="float">
            <text:p>800</text:p>
          </table:table-cell>
          <table:table-cell table:formula="of:=1000*[.B20]" office:value-type="float" office:value="800" calcext:value-type="float">
            <text:p>800</text:p>
          </table:table-cell>
          <table:table-cell table:style-name="ce7" table:formula="of:=[.E19]+[.F19]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7" table:formula="of:=[.G19]+[.H19]"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7" table:formula="of:=[.K19]+[.I19]" office:value-type="float" office:value="145" calcext:value-type="float">
            <text:p>145</text:p>
          </table:table-cell>
          <table:table-cell table:style-name="ce7" table:formula="of:=[.L19]+[.J19]" office:value-type="float" office:value="205" calcext:value-type="float">
            <text:p>205</text:p>
          </table:table-cell>
          <table:table-cell table:style-name="ce16" table:formula="of:=([.B20]-[.$M$25])*[.$M$26]+[.$M$27]" office:value-type="float" office:value="360" calcext:value-type="float">
            <text:p>360</text:p>
          </table:table-cell>
          <table:table-cell table:style-name="ce16" table:formula="of:=([.$B20]*2 -1)^2*[.$N$26]+[.$N$27]" office:value-type="float" office:value="424" calcext:value-type="float">
            <text:p>424</text:p>
          </table:table-cell>
          <table:table-cell table:style-name="ce16" table:formula="of:=([.$B20]*2 -1)^3*[.$O$26]+[.$O$27]" office:value-type="float" office:value="282.8" calcext:value-type="float">
            <text:p>283</text:p>
          </table:table-cell>
          <table:table-cell table:style-name="ce16" table:formula="of:=([.$B20]*2 -1)^4*[.$P$26]+[.$P$27]" office:value-type="float" office:value="148.88" calcext:value-type="float">
            <text:p>149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1000*[.B21]" office:value-type="float" office:value="850" calcext:value-type="float">
            <text:p>850</text:p>
          </table:table-cell>
          <table:table-cell table:formula="of:=1000*[.B21]" office:value-type="float" office:value="850" calcext:value-type="float">
            <text:p>850</text:p>
          </table:table-cell>
          <table:table-cell table:style-name="ce7" table:formula="of:=[.E20]+[.F20]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table:style-name="ce7" table:formula="of:=[.G20]+[.H20]"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7" table:formula="of:=[.K20]+[.I20]" office:value-type="float" office:value="155" calcext:value-type="float">
            <text:p>155</text:p>
          </table:table-cell>
          <table:table-cell table:style-name="ce7" table:formula="of:=[.L20]+[.J20]" office:value-type="float" office:value="230" calcext:value-type="float">
            <text:p>230</text:p>
          </table:table-cell>
          <table:table-cell table:style-name="ce16" table:formula="of:=([.B21]-[.$M$25])*[.$M$26]+[.$M$27]" office:value-type="float" office:value="410" calcext:value-type="float">
            <text:p>410</text:p>
          </table:table-cell>
          <table:table-cell table:style-name="ce16" table:formula="of:=([.$B21]*2 -1)^2*[.$N$26]+[.$N$27]" office:value-type="float" office:value="541" calcext:value-type="float">
            <text:p>541</text:p>
          </table:table-cell>
          <table:table-cell table:style-name="ce16" table:formula="of:=([.$B21]*2 -1)^3*[.$O$26]+[.$O$27]" office:value-type="float" office:value="384.4" calcext:value-type="float">
            <text:p>384</text:p>
          </table:table-cell>
          <table:table-cell table:style-name="ce16" table:formula="of:=([.$B21]*2 -1)^4*[.$P$26]+[.$P$27]" office:value-type="float" office:value="182.03" calcext:value-type="float">
            <text:p>18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00*[.B22]" office:value-type="float" office:value="900" calcext:value-type="float">
            <text:p>900</text:p>
          </table:table-cell>
          <table:table-cell table:formula="of:=1000*[.B22]" office:value-type="float" office:value="900" calcext:value-type="float">
            <text:p>900</text:p>
          </table:table-cell>
          <table:table-cell table:style-name="ce7" table:formula="of:=[.E21]+[.F21]"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style-name="ce7" table:formula="of:=[.G21]+[.H21]"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7" table:formula="of:=[.K21]+[.I21]" office:value-type="float" office:value="166" calcext:value-type="float">
            <text:p>166</text:p>
          </table:table-cell>
          <table:table-cell table:style-name="ce7" table:formula="of:=[.L21]+[.J21]" office:value-type="float" office:value="257" calcext:value-type="float">
            <text:p>257</text:p>
          </table:table-cell>
          <table:table-cell table:style-name="ce16" table:formula="of:=([.B22]-[.$M$25])*[.$M$26]+[.$M$27]" office:value-type="float" office:value="460" calcext:value-type="float">
            <text:p>460</text:p>
          </table:table-cell>
          <table:table-cell table:style-name="ce16" table:formula="of:=([.$B22]*2 -1)^2*[.$N$26]+[.$N$27]" office:value-type="float" office:value="676" calcext:value-type="float">
            <text:p>676</text:p>
          </table:table-cell>
          <table:table-cell table:style-name="ce16" table:formula="of:=([.$B22]*2 -1)^3*[.$O$26]+[.$O$27]" office:value-type="float" office:value="519.6" calcext:value-type="float">
            <text:p>520</text:p>
          </table:table-cell>
          <table:table-cell table:style-name="ce16" table:formula="of:=([.$B22]*2 -1)^4*[.$P$26]+[.$P$27]" office:value-type="float" office:value="232.88" calcext:value-type="float">
            <text:p>233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1000*[.B23]" office:value-type="float" office:value="950" calcext:value-type="float">
            <text:p>950</text:p>
          </table:table-cell>
          <table:table-cell table:formula="of:=1000*[.B23]" office:value-type="float" office:value="950" calcext:value-type="float">
            <text:p>950</text:p>
          </table:table-cell>
          <table:table-cell table:style-name="ce7" table:formula="of:=[.E22]+[.F22]"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table:style-name="ce7" table:formula="of:=[.G22]+[.H22]"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16" table:formula="of:=([.B23]-[.$M$25])*[.$M$26]+[.$M$27]" office:value-type="float" office:value="510" calcext:value-type="float">
            <text:p>510</text:p>
          </table:table-cell>
          <table:table-cell table:style-name="ce16" table:formula="of:=([.$B23]*2 -1)^2*[.$N$26]+[.$N$27]" office:value-type="float" office:value="829" calcext:value-type="float">
            <text:p>829</text:p>
          </table:table-cell>
          <table:table-cell table:style-name="ce16" table:formula="of:=([.$B23]*2 -1)^3*[.$O$26]+[.$O$27]" office:value-type="float" office:value="693.2" calcext:value-type="float">
            <text:p>693</text:p>
          </table:table-cell>
          <table:table-cell table:style-name="ce16" table:formula="of:=([.$B23]*2 -1)^4*[.$P$26]+[.$P$27]" office:value-type="float" office:value="306.83" calcext:value-type="float">
            <text:p>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*[.B24]" office:value-type="float" office:value="1000" calcext:value-type="float">
            <text:p>1000</text:p>
          </table:table-cell>
          <table:table-cell table:style-name="ce7" table:formula="of:=[.E23]+[.F23]" office:value-type="float" office:value="191" calcext:value-type="float">
            <text:p>191</text:p>
          </table:table-cell>
          <table:table-cell/>
          <table:table-cell table:style-name="ce7" table:formula="of:=[.G23]+[.H23]" office:value-type="float" office:value="317" calcext:value-type="float">
            <text:p>317</text:p>
          </table:table-cell>
          <table:table-cell table:number-columns-repeated="3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0" calcext:value-type="float">
            <text:p>800</text:p>
          </table:table-cell>
          <table:table-cell table:style-name="ce16" table:formula="of:=([.B24]-[.$M$25])*[.$M$26]+[.$M$27]" office:value-type="float" office:value="560" calcext:value-type="float">
            <text:p>560</text:p>
          </table:table-cell>
          <table:table-cell table:style-name="ce16" table:formula="of:=([.$B24]*2 -1)^2*[.$N$26]+[.$N$27]" office:value-type="float" office:value="1000" calcext:value-type="float">
            <text:p>1000</text:p>
          </table:table-cell>
          <table:table-cell table:style-name="ce16" table:formula="of:=([.$B24]*2 -1)^3*[.$O$26]+[.$O$27]" office:value-type="float" office:value="910" calcext:value-type="float">
            <text:p>910</text:p>
          </table:table-cell>
          <table:table-cell table:style-name="ce16" table:formula="of:=([.$B24]*2 -1)^4*[.$P$26]+[.$P$27]" office:value-type="float" office:value="410" calcext:value-type="float">
            <text:p>41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table:number-columns-repeated="2" table:style-name="ce16" office:value-type="float" office:value="-0.5" calcext:value-type="float">
            <text:p>-1</text:p>
          </table:table-cell>
        </table:table-row>
        <table:table-row table:style-name="ro1">
          <table:table-cell/>
          <table:table-cell table:style-name="ce7" table:number-columns-repeated="6"/>
          <table:table-cell table:style-name="ce7" office:value-type="string" calcext:value-type="string">
            <text:p>AX+B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10" calcext:value-type="float">
            <text:p>1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B30]^2" office:value-type="float" office:value="0" calcext:value-type="float">
            <text:p>0</text:p>
          </table:table-cell>
          <table:table-cell table:formula="of:=[.B30]^3" office:value-type="float" office:value="0" calcext:value-type="float">
            <text:p>0</text:p>
          </table:table-cell>
          <table:table-cell table:formula="of:=[.B30]^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B31]^2" office:value-type="float" office:value="0.01" calcext:value-type="float">
            <text:p>0.01</text:p>
          </table:table-cell>
          <table:table-cell table:formula="of:=[.B31]^3" office:value-type="float" office:value="0.001" calcext:value-type="float">
            <text:p>0.001</text:p>
          </table:table-cell>
          <table:table-cell table:formula="of:=[.B31]^4" office:value-type="float" office:value="0.0001" calcext:value-type="float">
            <text:p>0.0001</text:p>
          </table:table-cell>
          <table:table-cell table:formula="of:=([.K15]-[.$K$15])/([.$K$24]-[.$K$15])" office:value-type="float" office:value="0" calcext:value-type="float">
            <text:p>0</text:p>
          </table:table-cell>
          <table:table-cell table:formula="of:=([.L15]-[.$L$15])/([.$L$24]-[.$L$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B32]^2" office:value-type="float" office:value="0.04" calcext:value-type="float">
            <text:p>0.04</text:p>
          </table:table-cell>
          <table:table-cell table:formula="of:=[.B32]^3" office:value-type="float" office:value="0.008" calcext:value-type="float">
            <text:p>0.008</text:p>
          </table:table-cell>
          <table:table-cell table:formula="of:=[.B32]^4" office:value-type="float" office:value="0.0016" calcext:value-type="float">
            <text:p>0.0016</text:p>
          </table:table-cell>
          <table:table-cell table:formula="of:=([.K16]-[.$K$15])/([.$K$24]-[.$K$15])" office:value-type="float" office:value="0.0172413793103448" calcext:value-type="float">
            <text:p>0.0172413793</text:p>
          </table:table-cell>
          <table:table-cell table:formula="of:=([.L16]-[.$L$15])/([.$L$24]-[.$L$15])" office:value-type="float" office:value="0.0217391304347826" calcext:value-type="float">
            <text:p>0.0217391304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B33]^2" office:value-type="float" office:value="0.09" calcext:value-type="float">
            <text:p>0.09</text:p>
          </table:table-cell>
          <table:table-cell table:formula="of:=[.B33]^3" office:value-type="float" office:value="0.027" calcext:value-type="float">
            <text:p>0.027</text:p>
          </table:table-cell>
          <table:table-cell table:formula="of:=[.B33]^4" office:value-type="float" office:value="0.00810000000000001" calcext:value-type="float">
            <text:p>0.0081</text:p>
          </table:table-cell>
          <table:table-cell table:formula="of:=([.K17]-[.$K$15])/([.$K$24]-[.$K$15])" office:value-type="float" office:value="0.0379310344827586" calcext:value-type="float">
            <text:p>0.0379310345</text:p>
          </table:table-cell>
          <table:table-cell table:formula="of:=([.L17]-[.$L$15])/([.$L$24]-[.$L$15])" office:value-type="float" office:value="0.0463768115942029" calcext:value-type="float">
            <text:p>0.046376811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B34]^2" office:value-type="float" office:value="0.16" calcext:value-type="float">
            <text:p>0.16</text:p>
          </table:table-cell>
          <table:table-cell table:formula="of:=[.B34]^3" office:value-type="float" office:value="0.064" calcext:value-type="float">
            <text:p>0.064</text:p>
          </table:table-cell>
          <table:table-cell table:formula="of:=[.B34]^4" office:value-type="float" office:value="0.0256" calcext:value-type="float">
            <text:p>0.0256</text:p>
          </table:table-cell>
          <table:table-cell table:formula="of:=([.K18]-[.$K$15])/([.$K$24]-[.$K$15])" office:value-type="float" office:value="0.0620689655172414" calcext:value-type="float">
            <text:p>0.0620689655</text:p>
          </table:table-cell>
          <table:table-cell table:formula="of:=([.L18]-[.$L$15])/([.$L$24]-[.$L$15])" office:value-type="float" office:value="0.0739130434782609" calcext:value-type="float">
            <text:p>0.073913043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B35]^2" office:value-type="float" office:value="0.25" calcext:value-type="float">
            <text:p>0.25</text:p>
          </table:table-cell>
          <table:table-cell table:formula="of:=[.B35]^3" office:value-type="float" office:value="0.125" calcext:value-type="float">
            <text:p>0.125</text:p>
          </table:table-cell>
          <table:table-cell table:formula="of:=[.B35]^4" office:value-type="float" office:value="0.0625" calcext:value-type="float">
            <text:p>0.0625</text:p>
          </table:table-cell>
          <table:table-cell table:formula="of:=([.K19]-[.$K$15])/([.$K$24]-[.$K$15])" office:value-type="float" office:value="0.0896551724137931" calcext:value-type="float">
            <text:p>0.0896551724</text:p>
          </table:table-cell>
          <table:table-cell table:formula="of:=([.L19]-[.$L$15])/([.$L$24]-[.$L$15])" office:value-type="float" office:value="0.104347826086957" calcext:value-type="float">
            <text:p>0.1043478261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B36]^2" office:value-type="float" office:value="0.36" calcext:value-type="float">
            <text:p>0.36</text:p>
          </table:table-cell>
          <table:table-cell table:formula="of:=[.B36]^3" office:value-type="float" office:value="0.216" calcext:value-type="float">
            <text:p>0.216</text:p>
          </table:table-cell>
          <table:table-cell table:formula="of:=[.B36]^4" office:value-type="float" office:value="0.1296" calcext:value-type="float">
            <text:p>0.1296</text:p>
          </table:table-cell>
          <table:table-cell table:formula="of:=([.K20]-[.$K$15])/([.$K$24]-[.$K$15])" office:value-type="float" office:value="0.120689655172414" calcext:value-type="float">
            <text:p>0.1206896552</text:p>
          </table:table-cell>
          <table:table-cell table:formula="of:=([.L20]-[.$L$15])/([.$L$24]-[.$L$15])" office:value-type="float" office:value="0.13768115942029" calcext:value-type="float">
            <text:p>0.1376811594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B37]^2" office:value-type="float" office:value="0.49" calcext:value-type="float">
            <text:p>0.49</text:p>
          </table:table-cell>
          <table:table-cell table:formula="of:=[.B37]^3" office:value-type="float" office:value="0.343" calcext:value-type="float">
            <text:p>0.343</text:p>
          </table:table-cell>
          <table:table-cell table:formula="of:=[.B37]^4" office:value-type="float" office:value="0.2401" calcext:value-type="float">
            <text:p>0.2401</text:p>
          </table:table-cell>
          <table:table-cell table:formula="of:=([.K21]-[.$K$15])/([.$K$24]-[.$K$15])" office:value-type="float" office:value="0.155172413793103" calcext:value-type="float">
            <text:p>0.1551724138</text:p>
          </table:table-cell>
          <table:table-cell table:formula="of:=([.L21]-[.$L$15])/([.$L$24]-[.$L$15])" office:value-type="float" office:value="0.173913043478261" calcext:value-type="float">
            <text:p>0.1739130435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B38]^2" office:value-type="float" office:value="0.64" calcext:value-type="float">
            <text:p>0.64</text:p>
          </table:table-cell>
          <table:table-cell table:formula="of:=[.B38]^3" office:value-type="float" office:value="0.512" calcext:value-type="float">
            <text:p>0.512</text:p>
          </table:table-cell>
          <table:table-cell table:formula="of:=[.B38]^4" office:value-type="float" office:value="0.4096" calcext:value-type="float">
            <text:p>0.4096</text:p>
          </table:table-cell>
          <table:table-cell table:formula="of:=([.K22]-[.$K$15])/([.$K$24]-[.$K$15])" office:value-type="float" office:value="0.193103448275862" calcext:value-type="float">
            <text:p>0.1931034483</text:p>
          </table:table-cell>
          <table:table-cell table:formula="of:=([.L22]-[.$L$15])/([.$L$24]-[.$L$15])" office:value-type="float" office:value="0.21304347826087" calcext:value-type="float">
            <text:p>0.2130434783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B39]^2" office:value-type="float" office:value="0.81" calcext:value-type="float">
            <text:p>0.81</text:p>
          </table:table-cell>
          <table:table-cell table:formula="of:=[.B39]^3" office:value-type="float" office:value="0.729" calcext:value-type="float">
            <text:p>0.729</text:p>
          </table:table-cell>
          <table:table-cell table:formula="of:=[.B39]^4" office:value-type="float" office:value="0.6561" calcext:value-type="float">
            <text:p>0.6561</text:p>
          </table:table-cell>
          <table:table-cell table:formula="of:=([.K23]-[.$K$15])/([.$K$24]-[.$K$15])" office:value-type="float" office:value="0.310344827586207" calcext:value-type="float">
            <text:p>0.3103448276</text:p>
          </table:table-cell>
          <table:table-cell table:formula="of:=([.L23]-[.$L$15])/([.$L$24]-[.$L$15])" office:value-type="float" office:value="0.420289855072464" calcext:value-type="float">
            <text:p>0.42028985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0]^2" office:value-type="float" office:value="1" calcext:value-type="float">
            <text:p>1</text:p>
          </table:table-cell>
          <table:table-cell table:formula="of:=[.B40]^3" office:value-type="float" office:value="1" calcext:value-type="float">
            <text:p>1</text:p>
          </table:table-cell>
          <table:table-cell table:formula="of:=[.B40]^4" office:value-type="float" office:value="1" calcext:value-type="float">
            <text:p>1</text:p>
          </table:table-cell>
          <table:table-cell table:formula="of:=([.K24]-[.$K$15])/([.$K$24]-[.$K$15])" office:value-type="float" office:value="1" calcext:value-type="float">
            <text:p>1</text:p>
          </table:table-cell>
          <table:table-cell table:formula="of:=([.L24]-[.$L$15])/([.$L$24]-[.$L$15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53]^2" office:value-type="float" office:value="0" calcext:value-type="float">
            <text:p>0</text:p>
          </table:table-cell>
          <table:table-cell table:formula="of:=[.C53]^3" office:value-type="float" office:value="0" calcext:value-type="float">
            <text:p>0</text:p>
          </table:table-cell>
          <table:table-cell table:formula="of:=[.C53]^4" office:value-type="float" office:value="0" calcext:value-type="float">
            <text:p>0</text:p>
          </table:table-cell>
          <table:table-cell table:number-columns-repeated="2"/>
          <table:table-cell table:formula="of:=([.C53]-[.D53])^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C54]^2" office:value-type="float" office:value="0.01" calcext:value-type="float">
            <text:p>0.01</text:p>
          </table:table-cell>
          <table:table-cell table:formula="of:=[.C54]^3" office:value-type="float" office:value="0.001" calcext:value-type="float">
            <text:p>0.001</text:p>
          </table:table-cell>
          <table:table-cell table:formula="of:=[.C54]^4" office:value-type="float" office:value="0.0001" calcext:value-type="float">
            <text:p>0.0001</text:p>
          </table:table-cell>
          <table:table-cell table:formula="of:=([.L38]-[.$K$15])/([.$K$24]-[.$K$15])" office:value-type="float" office:value="-0.379310344827586" calcext:value-type="float">
            <text:p>-0.3793103448</text:p>
          </table:table-cell>
          <table:table-cell table:formula="of:=([.M38]-[.$L$15])/([.$L$24]-[.$L$15])" office:value-type="float" office:value="-0.159420289855072" calcext:value-type="float">
            <text:p>-0.1594202899</text:p>
          </table:table-cell>
          <table:table-cell table:formula="of:=([.C54]-[.D54])^2" office:value-type="float" office:value="0.0081" calcext:value-type="float">
            <text:p>0.0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C55]^2" office:value-type="float" office:value="0.04" calcext:value-type="float">
            <text:p>0.04</text:p>
          </table:table-cell>
          <table:table-cell table:formula="of:=[.C55]^3" office:value-type="float" office:value="0.008" calcext:value-type="float">
            <text:p>0.008</text:p>
          </table:table-cell>
          <table:table-cell table:formula="of:=[.C55]^4" office:value-type="float" office:value="0.0016" calcext:value-type="float">
            <text:p>0.0016</text:p>
          </table:table-cell>
          <table:table-cell table:formula="of:=([.L39]-[.$K$15])/([.$K$24]-[.$K$15])" office:value-type="float" office:value="-0.379310344827586" calcext:value-type="float">
            <text:p>-0.3793103448</text:p>
          </table:table-cell>
          <table:table-cell table:formula="of:=([.M39]-[.$L$15])/([.$L$24]-[.$L$15])" office:value-type="float" office:value="-0.159420289855072" calcext:value-type="float">
            <text:p>-0.1594202899</text:p>
          </table:table-cell>
          <table:table-cell table:formula="of:=([.C55]-[.D55])^2" office:value-type="float" office:value="0.0256" calcext:value-type="float">
            <text:p>0.0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C56]^2" office:value-type="float" office:value="0.09" calcext:value-type="float">
            <text:p>0.09</text:p>
          </table:table-cell>
          <table:table-cell table:formula="of:=[.C56]^3" office:value-type="float" office:value="0.027" calcext:value-type="float">
            <text:p>0.027</text:p>
          </table:table-cell>
          <table:table-cell table:formula="of:=[.C56]^4" office:value-type="float" office:value="0.00810000000000001" calcext:value-type="float">
            <text:p>0.0081</text:p>
          </table:table-cell>
          <table:table-cell table:formula="of:=([.L40]-[.$K$15])/([.$K$24]-[.$K$15])" office:value-type="float" office:value="-0.379310344827586" calcext:value-type="float">
            <text:p>-0.3793103448</text:p>
          </table:table-cell>
          <table:table-cell table:formula="of:=([.M40]-[.$L$15])/([.$L$24]-[.$L$15])" office:value-type="float" office:value="-0.159420289855072" calcext:value-type="float">
            <text:p>-0.1594202899</text:p>
          </table:table-cell>
          <table:table-cell table:formula="of:=([.C56]-[.D56])^2" office:value-type="float" office:value="0.0441" calcext:value-type="float">
            <text:p>0.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C57]^2" office:value-type="float" office:value="0.16" calcext:value-type="float">
            <text:p>0.16</text:p>
          </table:table-cell>
          <table:table-cell table:formula="of:=[.C57]^3" office:value-type="float" office:value="0.064" calcext:value-type="float">
            <text:p>0.064</text:p>
          </table:table-cell>
          <table:table-cell table:formula="of:=[.C57]^4" office:value-type="float" office:value="0.0256" calcext:value-type="float">
            <text:p>0.0256</text:p>
          </table:table-cell>
          <table:table-cell table:formula="of:=([.L41]-[.$K$15])/([.$K$24]-[.$K$15])" office:value-type="float" office:value="-0.379310344827586" calcext:value-type="float">
            <text:p>-0.3793103448</text:p>
          </table:table-cell>
          <table:table-cell table:formula="of:=([.M41]-[.$L$15])/([.$L$24]-[.$L$15])" office:value-type="float" office:value="-0.159420289855072" calcext:value-type="float">
            <text:p>-0.1594202899</text:p>
          </table:table-cell>
          <table:table-cell table:formula="of:=([.C57]-[.D57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C58]^2" office:value-type="float" office:value="0.25" calcext:value-type="float">
            <text:p>0.25</text:p>
          </table:table-cell>
          <table:table-cell table:formula="of:=[.C58]^3" office:value-type="float" office:value="0.125" calcext:value-type="float">
            <text:p>0.125</text:p>
          </table:table-cell>
          <table:table-cell table:formula="of:=[.C58]^4" office:value-type="float" office:value="0.0625" calcext:value-type="float">
            <text:p>0.0625</text:p>
          </table:table-cell>
          <table:table-cell table:formula="of:=([.L42]-[.$K$15])/([.$K$24]-[.$K$15])" office:value-type="float" office:value="-0.379310344827586" calcext:value-type="float">
            <text:p>-0.3793103448</text:p>
          </table:table-cell>
          <table:table-cell table:formula="of:=([.M42]-[.$L$15])/([.$L$24]-[.$L$15])" office:value-type="float" office:value="-0.159420289855072" calcext:value-type="float">
            <text:p>-0.1594202899</text:p>
          </table:table-cell>
          <table:table-cell table:formula="of:=([.C58]-[.D58])^2" office:value-type="float" office:value="0.0625" calcext:value-type="float">
            <text:p>0.0625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C59]^2" office:value-type="float" office:value="0.36" calcext:value-type="float">
            <text:p>0.36</text:p>
          </table:table-cell>
          <table:table-cell table:formula="of:=[.C59]^3" office:value-type="float" office:value="0.216" calcext:value-type="float">
            <text:p>0.216</text:p>
          </table:table-cell>
          <table:table-cell table:formula="of:=[.C59]^4" office:value-type="float" office:value="0.1296" calcext:value-type="float">
            <text:p>0.1296</text:p>
          </table:table-cell>
          <table:table-cell table:formula="of:=([.L43]-[.$K$15])/([.$K$24]-[.$K$15])" office:value-type="float" office:value="-0.379310344827586" calcext:value-type="float">
            <text:p>-0.3793103448</text:p>
          </table:table-cell>
          <table:table-cell table:formula="of:=([.M43]-[.$L$15])/([.$L$24]-[.$L$15])" office:value-type="float" office:value="-0.159420289855072" calcext:value-type="float">
            <text:p>-0.1594202899</text:p>
          </table:table-cell>
          <table:table-cell table:formula="of:=([.C59]-[.D59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C60]^2" office:value-type="float" office:value="0.49" calcext:value-type="float">
            <text:p>0.49</text:p>
          </table:table-cell>
          <table:table-cell table:formula="of:=[.C60]^3" office:value-type="float" office:value="0.343" calcext:value-type="float">
            <text:p>0.343</text:p>
          </table:table-cell>
          <table:table-cell table:formula="of:=[.C60]^4" office:value-type="float" office:value="0.2401" calcext:value-type="float">
            <text:p>0.2401</text:p>
          </table:table-cell>
          <table:table-cell table:formula="of:=([.L44]-[.$K$15])/([.$K$24]-[.$K$15])" office:value-type="float" office:value="-0.379310344827586" calcext:value-type="float">
            <text:p>-0.3793103448</text:p>
          </table:table-cell>
          <table:table-cell table:formula="of:=([.M44]-[.$L$15])/([.$L$24]-[.$L$15])" office:value-type="float" office:value="-0.159420289855072" calcext:value-type="float">
            <text:p>-0.1594202899</text:p>
          </table:table-cell>
          <table:table-cell table:formula="of:=([.C60]-[.D60])^2" office:value-type="float" office:value="0.0441" calcext:value-type="float">
            <text:p>0.044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C61]^2" office:value-type="float" office:value="0.64" calcext:value-type="float">
            <text:p>0.64</text:p>
          </table:table-cell>
          <table:table-cell table:formula="of:=[.C61]^3" office:value-type="float" office:value="0.512" calcext:value-type="float">
            <text:p>0.512</text:p>
          </table:table-cell>
          <table:table-cell table:formula="of:=[.C61]^4" office:value-type="float" office:value="0.4096" calcext:value-type="float">
            <text:p>0.4096</text:p>
          </table:table-cell>
          <table:table-cell table:formula="of:=([.L45]-[.$K$15])/([.$K$24]-[.$K$15])" office:value-type="float" office:value="-0.379310344827586" calcext:value-type="float">
            <text:p>-0.3793103448</text:p>
          </table:table-cell>
          <table:table-cell table:formula="of:=([.M45]-[.$L$15])/([.$L$24]-[.$L$15])" office:value-type="float" office:value="-0.159420289855072" calcext:value-type="float">
            <text:p>-0.1594202899</text:p>
          </table:table-cell>
          <table:table-cell table:formula="of:=([.C61]-[.D61])^2" office:value-type="float" office:value="0.0256" calcext:value-type="float">
            <text:p>0.025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C62]^2" office:value-type="float" office:value="0.81" calcext:value-type="float">
            <text:p>0.81</text:p>
          </table:table-cell>
          <table:table-cell table:formula="of:=[.C62]^3" office:value-type="float" office:value="0.729" calcext:value-type="float">
            <text:p>0.729</text:p>
          </table:table-cell>
          <table:table-cell table:formula="of:=[.C62]^4" office:value-type="float" office:value="0.6561" calcext:value-type="float">
            <text:p>0.6561</text:p>
          </table:table-cell>
          <table:table-cell table:formula="of:=([.L46]-[.$K$15])/([.$K$24]-[.$K$15])" office:value-type="float" office:value="-0.379310344827586" calcext:value-type="float">
            <text:p>-0.3793103448</text:p>
          </table:table-cell>
          <table:table-cell table:formula="of:=([.M46]-[.$L$15])/([.$L$24]-[.$L$15])" office:value-type="float" office:value="-0.159420289855072" calcext:value-type="float">
            <text:p>-0.1594202899</text:p>
          </table:table-cell>
          <table:table-cell table:formula="of:=([.C62]-[.D62])^2" office:value-type="float" office:value="0.00809999999999999" calcext:value-type="float">
            <text:p>0.008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63]^2" office:value-type="float" office:value="1" calcext:value-type="float">
            <text:p>1</text:p>
          </table:table-cell>
          <table:table-cell table:formula="of:=[.C63]^3" office:value-type="float" office:value="1" calcext:value-type="float">
            <text:p>1</text:p>
          </table:table-cell>
          <table:table-cell table:formula="of:=[.C63]^4" office:value-type="float" office:value="1" calcext:value-type="float">
            <text:p>1</text:p>
          </table:table-cell>
          <table:table-cell table:formula="of:=([.L47]-[.$K$15])/([.$K$24]-[.$K$15])" office:value-type="float" office:value="-0.379310344827586" calcext:value-type="float">
            <text:p>-0.3793103448</text:p>
          </table:table-cell>
          <table:table-cell table:formula="of:=([.M47]-[.$L$15])/([.$L$24]-[.$L$15])" office:value-type="float" office:value="-0.159420289855072" calcext:value-type="float">
            <text:p>-0.1594202899</text:p>
          </table:table-cell>
          <table:table-cell table:formula="of:=([.C63]-[.D63])^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number-columns-repeated="7"/>
          <table:table-cell table:style-name="ce7"/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M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8" office:value-type="string" calcext:value-type="string">
            <text:p>0,5</text:p>
          </table:table-cell>
          <table:table-cell table:formula="of:=[.B66]+[.$C$65]" office:value-type="string" office:string-value="" calcext:value-type="error">
            <text:p>#VALUE!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7"/>
          <table:table-cell table:style-name="ce8" table:number-columns-repeated="2"/>
          <table:table-cell table:style-name="ce16"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table:formula="of:=[.B67]+[.$C$65]" office:value-type="float" office:value="0" calcext:value-type="float">
            <text:p>0</text:p>
          </table:table-cell>
          <table:table-cell/>
          <table:table-cell table:number-columns-repeated="2" table:style-name="ce7" office:value-type="float" office:value="110" calcext:value-type="float">
            <text:p>110</text:p>
          </table:table-cell>
          <table:table-cell table:style-name="ce7"/>
          <table:table-cell table:style-name="ce14" office:value-type="string" calcext:value-type="string">
            <text:p>110,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6" table:formula="of:=[.E67]-110" office:value-type="float" office:value="0" calcext:value-type="float">
            <text:p>0</text:p>
          </table:table-cell>
          <table:table-cell table:style-name="ce14" table:formula="of:=([.B67]-0.5)*(100)+110" office:value-type="float" office:value="110" calcext:value-type="float">
            <text:p>110</text:p>
          </table:table-cell>
          <table:table-cell table:style-name="ce14" table:formula="of:=([.B67]-0.5)*(300)+110" office:value-type="float" office:value="110" calcext:value-type="float">
            <text:p>110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55" calcext:value-type="float">
            <text:p>0.55</text:p>
          </table:table-cell>
          <table:table-cell table:formula="of:=[.B68]+[.$C$65]" office:value-type="float" office:value="0.05" calcext:value-type="float">
            <text:p>0.05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14" office:value-type="string" calcext:value-type="string">
            <text:p>115,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16" table:formula="of:=[.E68]-110" office:value-type="float" office:value="5" calcext:value-type="float">
            <text:p>5</text:p>
          </table:table-cell>
          <table:table-cell table:style-name="ce14" table:formula="of:=([.B68]-0.5)*(100)+110" office:value-type="float" office:value="115" calcext:value-type="float">
            <text:p>115</text:p>
          </table:table-cell>
          <table:table-cell table:style-name="ce14" table:formula="of:=([.B68]-0.5)*(300)+110" office:value-type="float" office:value="125" calcext:value-type="float">
            <text:p>125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6" calcext:value-type="float">
            <text:p>0.6</text:p>
          </table:table-cell>
          <table:table-cell table:formula="of:=[.B69]+[.$C$65]" office:value-type="float" office:value="0.1" calcext:value-type="float">
            <text:p>0.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 table:style-name="ce7"/>
          <table:table-cell table:style-name="ce14" office:value-type="string" calcext:value-type="string">
            <text:p>120,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style-name="ce16" table:formula="of:=[.E69]-110" office:value-type="float" office:value="10" calcext:value-type="float">
            <text:p>10</text:p>
          </table:table-cell>
          <table:table-cell table:style-name="ce14" table:formula="of:=([.B69]-0.5)*(100)+110" office:value-type="float" office:value="120" calcext:value-type="float">
            <text:p>120</text:p>
          </table:table-cell>
          <table:table-cell table:style-name="ce14" table:formula="of:=([.B69]-0.5)*(300)+110" office:value-type="float" office:value="140" calcext:value-type="float">
            <text:p>140</text:p>
          </table:table-cell>
          <table:table-cell table:number-columns-repeated="2"/>
          <table:table-cell table:style-name="ce16"/>
        </table:table-row>
        <table:table-row table:style-name="ro1">
          <table:table-cell/>
          <table:table-cell table:style-name="ce9" office:value-type="float" office:value="0.65" calcext:value-type="float">
            <text:p>0.65</text:p>
          </table:table-cell>
          <table:table-cell table:formula="of:=[.B70]+[.$C$65]" office:value-type="float" office:value="0.15" calcext:value-type="float">
            <text:p>0.15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55" calcext:value-type="float">
            <text:p>155</text:p>
          </table:table-cell>
          <table:table-cell table:style-name="ce7"/>
          <table:table-cell table:style-name="ce14" office:value-type="string" calcext:value-type="string">
            <text:p>125,</text:p>
          </table:table-cell>
          <table:table-cell table:style-name="ce14"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style-name="ce16" table:formula="of:=[.E70]-110" office:value-type="float" office:value="15" calcext:value-type="float">
            <text:p>15</text:p>
          </table:table-cell>
          <table:table-cell table:style-name="ce14" table:formula="of:=([.B70]-0.5)*(100)+110" office:value-type="float" office:value="125" calcext:value-type="float">
            <text:p>125</text:p>
          </table:table-cell>
          <table:table-cell table:style-name="ce14" table:formula="of:=([.B70]-0.5)*(300)+110" office:value-type="float" office:value="155" calcext:value-type="float">
            <text:p>155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" calcext:value-type="float">
            <text:p>0.7</text:p>
          </table:table-cell>
          <table:table-cell table:formula="of:=[.B71]+[.$C$65]" office:value-type="float" office:value="0.2" calcext:value-type="float">
            <text:p>0.2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14" office:value-type="string" calcext:value-type="string">
            <text:p>130,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style-name="ce16" table:formula="of:=[.E71]-110" office:value-type="float" office:value="20" calcext:value-type="float">
            <text:p>20</text:p>
          </table:table-cell>
          <table:table-cell table:style-name="ce14" table:formula="of:=([.B71]-0.5)*(100)+110" office:value-type="float" office:value="130" calcext:value-type="float">
            <text:p>130</text:p>
          </table:table-cell>
          <table:table-cell table:style-name="ce14" table:formula="of:=([.B71]-0.5)*(300)+110" office:value-type="float" office:value="170" calcext:value-type="float">
            <text:p>170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5" calcext:value-type="float">
            <text:p>0.75</text:p>
          </table:table-cell>
          <table:table-cell table:formula="of:=[.B72]+[.$C$65]" office:value-type="float" office:value="0.25" calcext:value-type="float">
            <text:p>0.2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14" office:value-type="string" calcext:value-type="string">
            <text:p>135,</text:p>
          </table:table-cell>
          <table:table-cell table:style-name="ce14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style-name="ce16" table:formula="of:=[.E72]-110" office:value-type="float" office:value="25" calcext:value-type="float">
            <text:p>25</text:p>
          </table:table-cell>
          <table:table-cell table:style-name="ce14" table:formula="of:=([.B72]-0.5)*(100)+110" office:value-type="float" office:value="135" calcext:value-type="float">
            <text:p>135</text:p>
          </table:table-cell>
          <table:table-cell table:style-name="ce14" table:formula="of:=([.B72]-0.5)*(300)+110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</text:p>
          </table:table-cell>
          <table:table-cell table:formula="of:=[.B73]+[.$C$65]" office:value-type="float" office:value="0.3" calcext:value-type="float">
            <text:p>0.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14" office:value-type="string" calcext:value-type="string">
            <text:p>140,</text:p>
          </table:table-cell>
          <table:table-cell table:style-name="ce14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16" table:formula="of:=[.E73]-110" office:value-type="float" office:value="30" calcext:value-type="float">
            <text:p>30</text:p>
          </table:table-cell>
          <table:table-cell table:style-name="ce14" table:formula="of:=([.B73]-0.5)*(100)+110" office:value-type="float" office:value="140" calcext:value-type="float">
            <text:p>140</text:p>
          </table:table-cell>
          <table:table-cell table:style-name="ce14" table:formula="of:=([.B73]-0.5)*(300)+110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5" calcext:value-type="float">
            <text:p>0.85</text:p>
          </table:table-cell>
          <table:table-cell table:formula="of:=[.B74]+[.$C$65]" office:value-type="float" office:value="0.35" calcext:value-type="float">
            <text:p>0.3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215" calcext:value-type="float">
            <text:p>215</text:p>
          </table:table-cell>
          <table:table-cell table:style-name="ce7"/>
          <table:table-cell table:style-name="ce14" office:value-type="string" calcext:value-type="string">
            <text:p>145,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style-name="ce16" table:formula="of:=[.E74]-110" office:value-type="float" office:value="45" calcext:value-type="float">
            <text:p>45</text:p>
          </table:table-cell>
          <table:table-cell table:style-name="ce14" table:formula="of:=([.B74]-0.5)*(100)+110" office:value-type="float" office:value="145" calcext:value-type="float">
            <text:p>145</text:p>
          </table:table-cell>
          <table:table-cell table:style-name="ce14" table:formula="of:=([.B74]-0.5)*(300)+110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" calcext:value-type="float">
            <text:p>0.9</text:p>
          </table:table-cell>
          <table:table-cell table:formula="of:=[.B75]+[.$C$65]" office:value-type="float" office:value="0.4" calcext:value-type="float">
            <text:p>0.4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15" calcext:value-type="float">
            <text:p>415</text:p>
          </table:table-cell>
          <table:table-cell table:style-name="ce7"/>
          <table:table-cell table:style-name="ce15" office:value-type="string" calcext:value-type="string">
            <text:p>225,</text:p>
          </table:table-cell>
          <table:table-cell table:style-name="ce15" office:value-type="float" office:value="415" calcext:value-type="float">
            <text:p>415</text:p>
          </table:table-cell>
          <table:table-cell table:number-columns-repeated="2"/>
          <table:table-cell table:style-name="ce17" table:formula="of:=([.B74]-0.85)*([.$L$80])+[.$L$81]" office:value-type="float" office:value="145" calcext:value-type="float">
            <text:p>145</text:p>
          </table:table-cell>
          <table:table-cell table:style-name="ce17" table:formula="of:=([.B74]-0.85)*([.$M$80])+[.$M$81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5" calcext:value-type="float">
            <text:p>0.95</text:p>
          </table:table-cell>
          <table:table-cell table:formula="of:=[.B76]+[.$C$65]" office:value-type="float" office:value="0.45" calcext:value-type="float">
            <text:p>0.45</text:p>
          </table:table-cell>
          <table:table-cell/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615" calcext:value-type="float">
            <text:p>615</text:p>
          </table:table-cell>
          <table:table-cell/>
          <table:table-cell table:style-name="ce15" office:value-type="string" calcext:value-type="string">
            <text:p>305,</text:p>
          </table:table-cell>
          <table:table-cell table:style-name="ce15" office:value-type="float" office:value="615" calcext:value-type="float">
            <text:p>615</text:p>
          </table:table-cell>
          <table:table-cell office:value-type="float" office:value="40" calcext:value-type="float">
            <text:p>40</text:p>
          </table:table-cell>
          <table:table-cell table:style-name="ce16" table:formula="of:=[.E75]-110" office:value-type="float" office:value="125" calcext:value-type="float">
            <text:p>125</text:p>
          </table:table-cell>
          <table:table-cell table:style-name="ce15" table:formula="of:=([.B75]-0.5)*([.$L$80])+[.$L$81]" office:value-type="float" office:value="345" calcext:value-type="float">
            <text:p>345</text:p>
          </table:table-cell>
          <table:table-cell table:style-name="ce15" table:formula="of:=([.B75]-0.85)*([.$M$80])+[.$M$81]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formula="of:=[.B77]+[.$C$65]" office:value-type="float" office:value="0.5" calcext:value-type="float">
            <text:p>0.5</text:p>
          </table:table-cell>
          <table:table-cell/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815" calcext:value-type="float">
            <text:p>815</text:p>
          </table:table-cell>
          <table:table-cell/>
          <table:table-cell table:style-name="ce15" office:value-type="string" calcext:value-type="string">
            <text:p>385,</text:p>
          </table:table-cell>
          <table:table-cell table:style-name="ce15"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table:style-name="ce16" table:formula="of:=[.E76]-110" office:value-type="float" office:value="205" calcext:value-type="float">
            <text:p>205</text:p>
          </table:table-cell>
          <table:table-cell table:style-name="ce15" table:formula="of:=([.B76]-0.5)*([.$L$80])+[.$L$81]" office:value-type="float" office:value="370" calcext:value-type="float">
            <text:p>370</text:p>
          </table:table-cell>
          <table:table-cell table:style-name="ce15" table:formula="of:=([.B76]-0.85)*([.$M$80])+[.$M$81]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16" table:formula="of:=[.E77]-110" office:value-type="float" office:value="285" calcext:value-type="float">
            <text:p>285</text:p>
          </table:table-cell>
          <table:table-cell table:style-name="ce15" table:formula="of:=([.B77]-0.5)*([.$L$80])+[.$L$81]" office:value-type="float" office:value="395" calcext:value-type="float">
            <text:p>395</text:p>
          </table:table-cell>
          <table:table-cell table:style-name="ce15" table:formula="of:=([.B77]-0.85)*([.$M$80])+[.$M$81]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2]*300+100" office:value-type="float" office:value="100" calcext:value-type="float">
            <text:p>100</text:p>
          </table:table-cell>
          <table:table-cell/>
          <table:table-cell table:formula="of:=(0.5 - [.B82]) * 400 +50" office:value-type="float" office:value="250" calcext:value-type="float">
            <text:p>250</text:p>
          </table:table-cell>
          <table:table-cell table:formula="of:=400 - ( 1- [.B82]) * 4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83]*300+100" office:value-type="float" office:value="130" calcext:value-type="float">
            <text:p>130</text:p>
          </table:table-cell>
          <table:table-cell/>
          <table:table-cell table:formula="of:=(0.5 - [.B83]) * 400 +50" office:value-type="float" office:value="210" calcext:value-type="float">
            <text:p>210</text:p>
          </table:table-cell>
          <table:table-cell table:formula="of:=400 - ( 1- [.B83]) * 400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84]*300+100" office:value-type="float" office:value="160" calcext:value-type="float">
            <text:p>160</text:p>
          </table:table-cell>
          <table:table-cell/>
          <table:table-cell table:formula="of:=(0.5 - [.B84]) * 400 +50" office:value-type="float" office:value="170" calcext:value-type="float">
            <text:p>170</text:p>
          </table:table-cell>
          <table:table-cell table:formula="of:=400 - ( 1- [.B84]) * 400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85]*300+100" office:value-type="float" office:value="190" calcext:value-type="float">
            <text:p>190</text:p>
          </table:table-cell>
          <table:table-cell/>
          <table:table-cell table:formula="of:=(0.5 - [.B85]) * 400 +50" office:value-type="float" office:value="130" calcext:value-type="float">
            <text:p>130</text:p>
          </table:table-cell>
          <table:table-cell table:formula="of:=400 - ( 1- [.B85]) * 400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86]*300+100" office:value-type="float" office:value="220" calcext:value-type="float">
            <text:p>220</text:p>
          </table:table-cell>
          <table:table-cell/>
          <table:table-cell table:formula="of:=(0.5 - [.B86]) * 400 +50" office:value-type="float" office:value="90" calcext:value-type="float">
            <text:p>90</text:p>
          </table:table-cell>
          <table:table-cell table:formula="of:=400 - ( 1- [.B86]) * 400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87]*300+100" office:value-type="float" office:value="250" calcext:value-type="float">
            <text:p>250</text:p>
          </table:table-cell>
          <table:table-cell/>
          <table:table-cell table:formula="of:=(0.5 - [.B87]) * 400 +50" office:value-type="float" office:value="50" calcext:value-type="float">
            <text:p>50</text:p>
          </table:table-cell>
          <table:table-cell table:formula="of:=400 - ( 1- [.B87]) * 400" office:value-type="float" office:value="200" calcext:value-type="float">
            <text:p>200</text:p>
          </table:table-cell>
          <table:table-cell table:number-columns-repeated="10"/>
        </table:table-row>
      </table:table>
      <table:table table:name="Shee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duty = command</text:p>
          </table:table-cell>
          <table:table-cell office:value-type="string" calcext:value-type="string">
            <text:p>Duty = - command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2]" office:value-type="float" office:value="40" calcext:value-type="float">
            <text:p>40</text:p>
          </table:table-cell>
          <table:table-cell table:formula="of:=([.$C$28]+[.$C$27])-[.$A2]" office:value-type="float" office:value="114" calcext:value-type="float">
            <text:p>114</text:p>
          </table:table-cell>
          <table:table-cell table:formula="of:=([.$D$28]+[.$D$27])-[.$A2]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3]" office:value-type="float" office:value="45" calcext:value-type="float">
            <text:p>45</text:p>
          </table:table-cell>
          <table:table-cell table:formula="of:=([.$C$28]+[.$C$27])-[.$A3]" office:value-type="float" office:value="109" calcext:value-type="float">
            <text:p>109</text:p>
          </table:table-cell>
          <table:table-cell table:formula="of:=([.$D$28]+[.$D$27])-[.$A3]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4]" office:value-type="float" office:value="50" calcext:value-type="float">
            <text:p>50</text:p>
          </table:table-cell>
          <table:table-cell table:formula="of:=([.$C$28]+[.$C$27])-[.$A4]" office:value-type="float" office:value="104" calcext:value-type="float">
            <text:p>104</text:p>
          </table:table-cell>
          <table:table-cell table:formula="of:=([.$D$28]+[.$D$27])-[.$A4]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]" office:value-type="float" office:value="55" calcext:value-type="float">
            <text:p>55</text:p>
          </table:table-cell>
          <table:table-cell table:formula="of:=([.$C$28]+[.$C$27])-[.$A5]" office:value-type="float" office:value="99" calcext:value-type="float">
            <text:p>99</text:p>
          </table:table-cell>
          <table:table-cell table:formula="of:=([.$D$28]+[.$D$27])-[.$A5]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]" office:value-type="float" office:value="60" calcext:value-type="float">
            <text:p>60</text:p>
          </table:table-cell>
          <table:table-cell table:formula="of:=([.$C$28]+[.$C$27])-[.$A6]" office:value-type="float" office:value="94" calcext:value-type="float">
            <text:p>94</text:p>
          </table:table-cell>
          <table:table-cell table:formula="of:=([.$D$28]+[.$D$27])-[.$A6]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7]" office:value-type="float" office:value="65" calcext:value-type="float">
            <text:p>65</text:p>
          </table:table-cell>
          <table:table-cell table:formula="of:=([.$C$28]+[.$C$27])-[.$A7]" office:value-type="float" office:value="89" calcext:value-type="float">
            <text:p>89</text:p>
          </table:table-cell>
          <table:table-cell table:formula="of:=([.$D$28]+[.$D$27])-[.$A7]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8]" office:value-type="float" office:value="70" calcext:value-type="float">
            <text:p>70</text:p>
          </table:table-cell>
          <table:table-cell table:formula="of:=([.$C$28]+[.$C$27])-[.$A8]" office:value-type="float" office:value="84" calcext:value-type="float">
            <text:p>84</text:p>
          </table:table-cell>
          <table:table-cell table:formula="of:=([.$D$28]+[.$D$27])-[.$A8]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9]" office:value-type="float" office:value="71" calcext:value-type="float">
            <text:p>71</text:p>
          </table:table-cell>
          <table:table-cell table:formula="of:=([.$C$28]+[.$C$27])-[.$A9]" office:value-type="float" office:value="83" calcext:value-type="float">
            <text:p>83</text:p>
          </table:table-cell>
          <table:table-cell table:formula="of:=([.$D$28]+[.$D$27])-[.$A9]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10]" office:value-type="float" office:value="72" calcext:value-type="float">
            <text:p>72</text:p>
          </table:table-cell>
          <table:table-cell table:formula="of:=([.$C$28]+[.$C$27])-[.$A10]" office:value-type="float" office:value="82" calcext:value-type="float">
            <text:p>82</text:p>
          </table:table-cell>
          <table:table-cell table:formula="of:=([.$D$28]+[.$D$27])-[.$A10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11]" office:value-type="float" office:value="73" calcext:value-type="float">
            <text:p>73</text:p>
          </table:table-cell>
          <table:table-cell table:formula="of:=([.$C$28]+[.$C$27])-[.$A11]" office:value-type="float" office:value="81" calcext:value-type="float">
            <text:p>81</text:p>
          </table:table-cell>
          <table:table-cell table:formula="of:=([.$D$28]+[.$D$27])-[.$A11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12]" office:value-type="float" office:value="74" calcext:value-type="float">
            <text:p>74</text:p>
          </table:table-cell>
          <table:table-cell table:formula="of:=([.$C$28]+[.$C$27])-[.$A12]" office:value-type="float" office:value="80" calcext:value-type="float">
            <text:p>80</text:p>
          </table:table-cell>
          <table:table-cell table:formula="of:=([.$D$28]+[.$D$27])-[.$A12]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formula="of:=[.$A13]" office:value-type="float" office:value="75" calcext:value-type="float">
            <text:p>75</text:p>
          </table:table-cell>
          <table:table-cell table:formula="of:=([.$C$28]+[.$C$27])-[.$A13]" office:value-type="float" office:value="79" calcext:value-type="float">
            <text:p>79</text:p>
          </table:table-cell>
          <table:table-cell table:formula="of:=([.$D$28]+[.$D$27])-[.$A13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14]" office:value-type="float" office:value="76" calcext:value-type="float">
            <text:p>76</text:p>
          </table:table-cell>
          <table:table-cell table:formula="of:=([.$C$28]+[.$C$27])-[.$A14]" office:value-type="float" office:value="78" calcext:value-type="float">
            <text:p>78</text:p>
          </table:table-cell>
          <table:table-cell table:formula="of:=([.$D$28]+[.$D$27])-[.$A14]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formula="of:=[.$A15]" office:value-type="float" office:value="77" calcext:value-type="float">
            <text:p>77</text:p>
          </table:table-cell>
          <table:table-cell table:formula="of:=([.$C$28]+[.$C$27])-[.$A15]" office:value-type="float" office:value="77" calcext:value-type="float">
            <text:p>77</text:p>
          </table:table-cell>
          <table:table-cell table:formula="of:=([.$D$28]+[.$D$27])-[.$A15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16]" office:value-type="float" office:value="78" calcext:value-type="float">
            <text:p>78</text:p>
          </table:table-cell>
          <table:table-cell table:formula="of:=([.$C$28]+[.$C$27])-[.$A16]" office:value-type="float" office:value="76" calcext:value-type="float">
            <text:p>76</text:p>
          </table:table-cell>
          <table:table-cell table:formula="of:=([.$D$28]+[.$D$27])-[.$A16]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17]" office:value-type="float" office:value="79" calcext:value-type="float">
            <text:p>79</text:p>
          </table:table-cell>
          <table:table-cell table:formula="of:=([.$C$28]+[.$C$27])-[.$A17]" office:value-type="float" office:value="75" calcext:value-type="float">
            <text:p>75</text:p>
          </table:table-cell>
          <table:table-cell table:formula="of:=([.$D$28]+[.$D$27])-[.$A17]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18]" office:value-type="float" office:value="80" calcext:value-type="float">
            <text:p>80</text:p>
          </table:table-cell>
          <table:table-cell table:formula="of:=([.$C$28]+[.$C$27])-[.$A18]" office:value-type="float" office:value="74" calcext:value-type="float">
            <text:p>74</text:p>
          </table:table-cell>
          <table:table-cell table:formula="of:=([.$D$28]+[.$D$27])-[.$A18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19]" office:value-type="float" office:value="85" calcext:value-type="float">
            <text:p>85</text:p>
          </table:table-cell>
          <table:table-cell table:formula="of:=([.$C$28]+[.$C$27])-[.$A19]" office:value-type="float" office:value="69" calcext:value-type="float">
            <text:p>69</text:p>
          </table:table-cell>
          <table:table-cell table:formula="of:=([.$D$28]+[.$D$27])-[.$A19]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20]" office:value-type="float" office:value="90" calcext:value-type="float">
            <text:p>90</text:p>
          </table:table-cell>
          <table:table-cell table:formula="of:=([.$C$28]+[.$C$27])-[.$A20]" office:value-type="float" office:value="64" calcext:value-type="float">
            <text:p>64</text:p>
          </table:table-cell>
          <table:table-cell table:formula="of:=([.$D$28]+[.$D$27])-[.$A20]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21]" office:value-type="float" office:value="95" calcext:value-type="float">
            <text:p>95</text:p>
          </table:table-cell>
          <table:table-cell table:formula="of:=([.$C$28]+[.$C$27])-[.$A21]" office:value-type="float" office:value="59" calcext:value-type="float">
            <text:p>59</text:p>
          </table:table-cell>
          <table:table-cell table:formula="of:=([.$D$28]+[.$D$27])-[.$A21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22]" office:value-type="float" office:value="100" calcext:value-type="float">
            <text:p>100</text:p>
          </table:table-cell>
          <table:table-cell table:formula="of:=([.$C$28]+[.$C$27])-[.$A22]" office:value-type="float" office:value="54" calcext:value-type="float">
            <text:p>54</text:p>
          </table:table-cell>
          <table:table-cell table:formula="of:=([.$D$28]+[.$D$27])-[.$A22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23]" office:value-type="float" office:value="105" calcext:value-type="float">
            <text:p>105</text:p>
          </table:table-cell>
          <table:table-cell table:formula="of:=([.$C$28]+[.$C$27])-[.$A23]" office:value-type="float" office:value="49" calcext:value-type="float">
            <text:p>49</text:p>
          </table:table-cell>
          <table:table-cell table:formula="of:=([.$D$28]+[.$D$27])-[.$A23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24]" office:value-type="float" office:value="110" calcext:value-type="float">
            <text:p>110</text:p>
          </table:table-cell>
          <table:table-cell table:formula="of:=([.$C$28]+[.$C$27])-[.$A24]" office:value-type="float" office:value="44" calcext:value-type="float">
            <text:p>44</text:p>
          </table:table-cell>
          <table:table-cell table:formula="of:=([.$D$28]+[.$D$27])-[.$A24]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25]" office:value-type="float" office:value="115" calcext:value-type="float">
            <text:p>115</text:p>
          </table:table-cell>
          <table:table-cell table:formula="of:=([.$C$28]+[.$C$27])-[.$A25]" office:value-type="float" office:value="39" calcext:value-type="float">
            <text:p>39</text:p>
          </table:table-cell>
          <table:table-cell table:formula="of:=([.$D$28]+[.$D$27])-[.$A25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2"/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99" calcext:value-type="float">
            <text:p>99</text:p>
          </table:table-cell>
          <table:table-cell table:style-name="ce13" table:number-columns-repeated="1020"/>
        </table:table-row>
      </table:table>
      <table:table table:name="Sheet7" table:style-name="ta1">
        <table:table-column table:style-name="co8" table:number-columns-repeated="2" table:default-cell-style-name="ce19"/>
        <table:table-column table:style-name="co9" table:number-columns-repeated="18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4" table:default-cell-style-name="ce20"/>
        <table:table-column table:style-name="co1" table:number-columns-repeated="982" table:default-cell-style-name="ce19"/>
        <table:table-row table:style-name="ro1">
          <table:table-cell office:value-type="string" calcext:value-type="string">
            <text:p>V=7.5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office:value-type="float" office:value="-950" calcext:value-type="float">
            <text:p>-950</text:p>
          </table:table-cell>
          <table:table-cell office:value-type="float" office:value="-900" calcext:value-type="float">
            <text:p>-900</text:p>
          </table:table-cell>
          <table:table-cell office:value-type="float" office:value="-850" calcext:value-type="float">
            <text:p>-850</text:p>
          </table:table-cell>
          <table:table-cell office:value-type="float" office:value="-800" calcext:value-type="float">
            <text:p>-800</text:p>
          </table:table-cell>
          <table:table-cell office:value-type="float" office:value="-750" calcext:value-type="float">
            <text:p>-750</text:p>
          </table:table-cell>
          <table:table-cell office:value-type="float" office:value="-700" calcext:value-type="float">
            <text:p>-700</text:p>
          </table:table-cell>
          <table:table-cell office:value-type="float" office:value="-650" calcext:value-type="float">
            <text:p>-650</text:p>
          </table:table-cell>
          <table:table-cell office:value-type="float" office:value="-600" calcext:value-type="float">
            <text:p>-600</text:p>
          </table:table-cell>
          <table:table-cell office:value-type="float" office:value="-550" calcext:value-type="float">
            <text:p>-550</text:p>
          </table:table-cell>
          <table:table-cell office:value-type="float" office:value="-500" calcext:value-type="float">
            <text:p>-500</text:p>
          </table:table-cell>
          <table:table-cell office:value-type="float" office:value="-450" calcext:value-type="float">
            <text:p>-450</text:p>
          </table:table-cell>
          <table:table-cell office:value-type="float" office:value="-400" calcext:value-type="float">
            <text:p>-400</text:p>
          </table:table-cell>
          <table:table-cell office:value-type="float" office:value="-350" calcext:value-type="float">
            <text:p>-350</text:p>
          </table:table-cell>
          <table:table-cell office:value-type="float" office:value="-300" calcext:value-type="float">
            <text:p>-300</text:p>
          </table:table-cell>
          <table:table-cell office:value-type="float" office:value="-250" calcext:value-type="float">
            <text:p>-250</text:p>
          </table:table-cell>
          <table:table-cell office:value-type="float" office:value="-200" calcext:value-type="float">
            <text:p>-200</text:p>
          </table:table-cell>
          <table:table-cell office:value-type="float" office:value="-150" calcext:value-type="float">
            <text:p>-150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1">
          <table:table-cell table:style-name="ce20" office:value-type="float" office:value="-1000" calcext:value-type="float">
            <text:p>-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-950" calcext:value-type="float">
            <text:p>-950</text:p>
          </table:table-cell>
          <table:table-cell table:number-columns-repeated="1023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1023"/>
        </table:table-row>
        <table:table-row table:style-name="ro1">
          <table:table-cell office:value-type="float" office:value="-850" calcext:value-type="float">
            <text:p>-850</text:p>
          </table:table-cell>
          <table:table-cell table:number-columns-repeated="24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982"/>
        </table:table-row>
        <table:table-row table:style-name="ro1">
          <table:table-cell table:style-name="ce20" office:value-type="float" office:value="-800" calcext:value-type="float">
            <text:p>-8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750" calcext:value-type="float">
            <text:p>-750</text:p>
          </table:table-cell>
          <table:table-cell table:number-columns-repeated="1023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1023"/>
        </table:table-row>
        <table:table-row table:style-name="ro1">
          <table:table-cell office:value-type="float" office:value="-650" calcext:value-type="float">
            <text:p>-650</text:p>
          </table:table-cell>
          <table:table-cell table:number-columns-repeated="1023"/>
        </table:table-row>
        <table:table-row table:style-name="ro1">
          <table:table-cell table:style-name="ce20" office:value-type="float" office:value="-600" calcext:value-type="float">
            <text:p>-6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550" calcext:value-type="float">
            <text:p>-550</text:p>
          </table:table-cell>
          <table:table-cell table:number-columns-repeated="1023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.92" calcext:value-type="float">
            <text:p>3.92</text:p>
          </table:table-cell>
          <table:table-cell table:number-columns-repeated="9"/>
          <table:table-cell office:value-type="float" office:value="7.79" calcext:value-type="float">
            <text:p>7.79</text:p>
          </table:table-cell>
          <table:table-cell table:number-columns-repeated="982"/>
        </table:table-row>
        <table:table-row table:style-name="ro1">
          <table:table-cell office:value-type="float" office:value="-450" calcext:value-type="float">
            <text:p>-450</text:p>
          </table:table-cell>
          <table:table-cell table:number-columns-repeated="1023"/>
        </table:table-row>
        <table:table-row table:style-name="ro1">
          <table:table-cell table:style-name="ce20" office:value-type="float" office:value="-400" calcext:value-type="float">
            <text:p>-4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350" calcext:value-type="float">
            <text:p>-350</text:p>
          </table:table-cell>
          <table:table-cell table:number-columns-repeated="1023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number-columns-repeated="1023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23"/>
        </table:table-row>
        <table:table-row table:style-name="ro1">
          <table:table-cell table:style-name="ce20" office:value-type="float" office:value="-200" calcext:value-type="float">
            <text:p>-2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2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1023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23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table:number-columns-repeated="24"/>
          <table:table-cell office:value-type="float" office:value="-1.56" calcext:value-type="float">
            <text:p>-1.56</text:p>
          </table:table-cell>
          <table:table-cell table:style-name="ce20" table:number-columns-repeated="3"/>
          <table:table-cell office:value-type="float" office:value="0.03" calcext:value-type="float">
            <text:p>0.03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 office:value-type="float" office:value="-3.11" calcext:value-type="float">
            <text:p>-3.11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8"/>
          <table:table-cell table:style-name="Default"/>
          <table:table-cell table:number-columns-repeated="99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-3.89" calcext:value-type="float">
            <text:p>-3.89</text:p>
          </table:table-cell>
          <table:table-cell table:number-columns-repeated="9"/>
          <table:table-cell office:value-type="float" office:value="0.03" calcext:value-type="float">
            <text:p>0.03</text:p>
          </table:table-cell>
          <table:table-cell table:number-columns-repeated="98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style-name="ce20" office:value-type="float" office:value="600" calcext:value-type="float">
            <text:p>6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style-name="ce20" office:value-type="float" office:value="800" calcext:value-type="float">
            <text:p>8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/>
          <table:table-cell table:style-name="ce20" office:value-type="float" office:value="-3.92" calcext:value-type="float">
            <text:p>-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-7.75" calcext:value-type="float">
            <text:p>-7.75</text:p>
          </table:table-cell>
          <table:table-cell table:style-name="ce20" table:number-columns-repeated="98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5" table:default-cell-style-name="Default"/>
        <table:table-column table:style-name="co16" table:default-cell-style-name="ce1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1" table:number-columns-repeated="999" table:default-cell-style-name="Default"/>
        <table:table-row table:style-name="ro1">
          <table:table-cell table:style-name="ce19" office:value-type="string" calcext:value-type="string">
            <text:p>V=7.5</text:p>
          </table:table-cell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1"/>
          <table:table-cell table:style-name="ce19" office:value-type="string" calcext:value-type="string">
            <text:p>P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21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21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21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21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21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21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21" office:value-type="float" office:value="1000" calcext:value-type="float">
            <text:p>1000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style-name="ce21" office:value-type="string" calcext:value-type="string">
            <text:p>M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3" office:value-type="float" office:value="-7.01" calcext:value-type="float">
            <text:p>-7.01</text:p>
          </table:table-cell>
          <table:table-cell table:style-name="ce21"/>
          <table:table-cell table:style-name="ce21" office:value-type="float" office:value="-7.75" calcext:value-type="float">
            <text:p>-7.75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900" calcext:value-type="float">
            <text:p>9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1" office:value-type="float" office:value="-6.99" calcext:value-type="float">
            <text:p>-6.99</text:p>
          </table:table-cell>
          <table:table-cell table:style-name="ce21"/>
          <table:table-cell table:style-name="ce21" office:value-type="float" office:value="-6.17" calcext:value-type="float">
            <text:p>-6.1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800" calcext:value-type="float">
            <text:p>8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1" office:value-type="float" office:value="-6.21" calcext:value-type="float">
            <text:p>-6.21</text:p>
          </table:table-cell>
          <table:table-cell table:style-name="ce21"/>
          <table:table-cell table:style-name="ce21" office:value-type="float" office:value="-5.39" calcext:value-type="float">
            <text:p>-5.39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700" calcext:value-type="float">
            <text:p>7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7" calcext:value-type="float">
            <text:p>-4.7</text:p>
          </table:table-cell>
          <table:table-cell table:style-name="ce21"/>
          <table:table-cell table:style-name="ce21" office:value-type="float" office:value="-5.44" calcext:value-type="float">
            <text:p>-5.44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600" calcext:value-type="float">
            <text:p>6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1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66" calcext:value-type="float">
            <text:p>-4.66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3.89" calcext:value-type="float">
            <text:p>-3.89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1" calcext:value-type="float">
            <text:p>-1.51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400" calcext:value-type="float">
            <text:p>4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9" calcext:value-type="float">
            <text:p>-1.59</text:p>
          </table:table-cell>
          <table:table-cell table:style-name="ce21"/>
          <table:table-cell table:style-name="ce21" office:value-type="float" office:value="-2.37" calcext:value-type="float">
            <text:p>-2.37</text:p>
          </table:table-cell>
          <table:table-cell table:style-name="ce21"/>
          <table:table-cell table:style-name="ce21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4" calcext:value-type="float">
            <text:p>0.04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2.34" calcext:value-type="float">
            <text:p>-2.34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200" calcext:value-type="float">
            <text:p>2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0.74" calcext:value-type="float">
            <text:p>-0.74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1" calcext:value-type="float">
            <text:p>3.91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79" calcext:value-type="float">
            <text:p>-0.79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3" calcext:value-type="float">
            <text:p>3.13</text:p>
          </table:table-cell>
          <table:table-cell table:style-name="ce21"/>
          <table:table-cell table:style-name="ce21" office:value-type="float" office:value="3.9" calcext:value-type="float">
            <text:p>3.9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/>
          <table:table-cell table:style-name="ce21" office:value-type="float" office:value="5.45" calcext:value-type="float">
            <text:p>5.45</text:p>
          </table:table-cell>
          <table:table-cell table:style-name="ce21"/>
          <table:table-cell table:style-name="ce21" office:value-type="float" office:value="6.23" calcext:value-type="float">
            <text:p>6.2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2" calcext:value-type="float">
            <text:p>3.92</text:p>
          </table:table-cell>
          <table:table-cell table:style-name="ce21"/>
          <table:table-cell table:style-name="ce21" office:value-type="float" office:value="4.69" calcext:value-type="float">
            <text:p>4.69</text:p>
          </table:table-cell>
          <table:table-cell table:style-name="ce21"/>
          <table:table-cell table:style-name="ce21" office:value-type="float" office:value="5.47" calcext:value-type="float">
            <text:p>5.47</text:p>
          </table:table-cell>
          <table:table-cell table:style-name="ce21"/>
          <table:table-cell table:style-name="ce21" office:value-type="float" office:value="6.24" calcext:value-type="float">
            <text:p>6.24</text:p>
          </table:table-cell>
          <table:table-cell table:style-name="ce21"/>
          <table:table-cell table:style-name="ce21" office:value-type="float" office:value="7.01" calcext:value-type="float">
            <text:p>7.01</text:p>
          </table:table-cell>
          <table:table-cell table:style-name="ce21"/>
          <table:table-cell table:style-name="ce21" office:value-type="float" office:value="7.79" calcext:value-type="float">
            <text:p>7.7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string" calcext:value-type="string">
            <text:p>Speed = 350</text:p>
          </table:table-cell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table:style-name="ce9" table:number-columns-repeated="3"/>
          <table:table-cell table:style-name="ce3" table:number-columns-repeated="20"/>
          <table:table-cell table:number-columns-repeated="2"/>
          <table:table-cell office:value-type="string" calcext:value-type="string">
            <text:p><text:s text:c="2"/>Key – 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nor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250" calcext:value-type="float">
            <text:p>-2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40" calcext:value-type="float">
            <text:p>40</text:p>
          </table:table-cell>
          <table:table-cell table:formula="of:=[.AA28]-40" office:value-type="float" office:value="0" calcext:value-type="float">
            <text:p>0</text:p>
          </table:table-cell>
          <table:table-cell table:style-name="ce26" table:formula="of:=([.AA28]-40)/([.$AA$51]-[.$AA$28])" office:value-type="float" office:value="0" calcext:value-type="float">
            <text:p>0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8]*[.$AD$26]" office:value-type="float" office:value="0" calcext:value-type="float">
            <text:p>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8]*[.$AF$26]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45" calcext:value-type="float">
            <text:p>45</text:p>
          </table:table-cell>
          <table:table-cell table:formula="of:=[.AA29]-40" office:value-type="float" office:value="5" calcext:value-type="float">
            <text:p>5</text:p>
          </table:table-cell>
          <table:table-cell table:style-name="ce26" table:formula="of:=([.AA29]-40)/([.$AA$51]-[.$AA$28])" office:value-type="float" office:value="0.0666666666666667" calcext:value-type="float">
            <text:p>0.0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9]*[.$AD$26]" office:value-type="float" office:value="66.6666666666667" calcext:value-type="float">
            <text:p>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9]*[.$AF$26]" office:value-type="float" office:value="40" calcext:value-type="float">
            <text:p>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50" calcext:value-type="float">
            <text:p>-3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50" calcext:value-type="float">
            <text:p>50</text:p>
          </table:table-cell>
          <table:table-cell table:formula="of:=[.AA30]-40" office:value-type="float" office:value="10" calcext:value-type="float">
            <text:p>10</text:p>
          </table:table-cell>
          <table:table-cell table:style-name="ce26" table:formula="of:=([.AA30]-40)/([.$AA$51]-[.$AA$28])" office:value-type="float" office:value="0.133333333333333" calcext:value-type="float">
            <text:p>0.1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0]*[.$AD$26]" office:value-type="float" office:value="133.333333333333" calcext:value-type="float">
            <text:p>1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0]*[.$AF$26]" office:value-type="float" office:value="80" calcext:value-type="float">
            <text:p>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00" calcext:value-type="float">
            <text:p>-4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A31]-40" office:value-type="float" office:value="15" calcext:value-type="float">
            <text:p>15</text:p>
          </table:table-cell>
          <table:table-cell table:style-name="ce26" table:formula="of:=([.AA31]-40)/([.$AA$51]-[.$AA$28])" office:value-type="float" office:value="0.2" calcext:value-type="float">
            <text:p>0.2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1]*[.$AD$26]" office:value-type="float" office:value="200" calcext:value-type="float">
            <text:p>2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1]*[.$AF$26]" office:value-type="float" office:value="120" calcext:value-type="float">
            <text:p>12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50" calcext:value-type="float">
            <text:p>-4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60" calcext:value-type="float">
            <text:p>60</text:p>
          </table:table-cell>
          <table:table-cell table:formula="of:=[.AA32]-40" office:value-type="float" office:value="20" calcext:value-type="float">
            <text:p>20</text:p>
          </table:table-cell>
          <table:table-cell table:style-name="ce26" table:formula="of:=([.AA32]-40)/([.$AA$51]-[.$AA$28])" office:value-type="float" office:value="0.266666666666667" calcext:value-type="float">
            <text:p>0.2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2]*[.$AD$26]" office:value-type="float" office:value="266.666666666667" calcext:value-type="float">
            <text:p>2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2]*[.$AF$26]" office:value-type="float" office:value="160" calcext:value-type="float">
            <text:p>16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7"/>
          <table:table-cell table:style-name="ce3" office:value-type="float" office:value="3.92" calcext:value-type="float">
            <text:p>3.92</text:p>
          </table:table-cell>
          <table:table-cell table:style-name="ce3" table:number-columns-repeated="9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A33]-40" office:value-type="float" office:value="25" calcext:value-type="float">
            <text:p>25</text:p>
          </table:table-cell>
          <table:table-cell table:style-name="ce26" table:formula="of:=([.AA33]-40)/([.$AA$51]-[.$AA$28])" office:value-type="float" office:value="0.333333333333333" calcext:value-type="float">
            <text:p>0.3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3]*[.$AD$26]" office:value-type="float" office:value="333.333333333333" calcext:value-type="float">
            <text:p>3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3]*[.$AF$26]" office:value-type="float" office:value="200" calcext:value-type="float">
            <text:p>20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50" calcext:value-type="float">
            <text:p>-5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0" calcext:value-type="float">
            <text:p>70</text:p>
          </table:table-cell>
          <table:table-cell table:formula="of:=[.AA34]-40" office:value-type="float" office:value="30" calcext:value-type="float">
            <text:p>30</text:p>
          </table:table-cell>
          <table:table-cell table:style-name="ce26" table:formula="of:=([.AA34]-40)/([.$AA$51]-[.$AA$28])" office:value-type="float" office:value="0.4" calcext:value-type="float">
            <text:p>0.4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4]*[.$AD$26]" office:value-type="float" office:value="400" calcext:value-type="float">
            <text:p>4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4]*[.$AF$26]" office:value-type="float" office:value="240" calcext:value-type="float">
            <text:p>2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00" calcext:value-type="float">
            <text:p>-6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A35]-40" office:value-type="float" office:value="31" calcext:value-type="float">
            <text:p>31</text:p>
          </table:table-cell>
          <table:table-cell table:style-name="ce26" table:formula="of:=([.AA35]-40)/([.$AA$51]-[.$AA$28])" office:value-type="float" office:value="0.413333333333333" calcext:value-type="float">
            <text:p>0.41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5]*[.$AD$26]" office:value-type="float" office:value="413.333333333333" calcext:value-type="float">
            <text:p>41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5]*[.$AF$26]" office:value-type="float" office:value="248" calcext:value-type="float">
            <text:p>24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50" calcext:value-type="float">
            <text:p>-6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2" calcext:value-type="float">
            <text:p>72</text:p>
          </table:table-cell>
          <table:table-cell table:formula="of:=[.AA36]-40" office:value-type="float" office:value="32" calcext:value-type="float">
            <text:p>32</text:p>
          </table:table-cell>
          <table:table-cell table:style-name="ce26" table:formula="of:=([.AA36]-40)/([.$AA$51]-[.$AA$28])" office:value-type="float" office:value="0.426666666666667" calcext:value-type="float">
            <text:p>0.42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6]*[.$AD$26]" office:value-type="float" office:value="426.666666666667" calcext:value-type="float">
            <text:p>42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6]*[.$AF$26]" office:value-type="float" office:value="256" calcext:value-type="float">
            <text:p>25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00" calcext:value-type="float">
            <text:p>-7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73" calcext:value-type="float">
            <text:p>73</text:p>
          </table:table-cell>
          <table:table-cell table:formula="of:=[.AA37]-40" office:value-type="float" office:value="33" calcext:value-type="float">
            <text:p>33</text:p>
          </table:table-cell>
          <table:table-cell table:style-name="ce26" table:formula="of:=([.AA37]-40)/([.$AA$51]-[.$AA$28])" office:value-type="float" office:value="0.44" calcext:value-type="float">
            <text:p>0.44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7]*[.$AD$26]" office:value-type="float" office:value="440" calcext:value-type="float">
            <text:p>44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7]*[.$AF$26]" office:value-type="float" office:value="264" calcext:value-type="float">
            <text:p>264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50" calcext:value-type="float">
            <text:p>-7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4" calcext:value-type="float">
            <text:p>74</text:p>
          </table:table-cell>
          <table:table-cell table:formula="of:=[.AA38]-40" office:value-type="float" office:value="34" calcext:value-type="float">
            <text:p>34</text:p>
          </table:table-cell>
          <table:table-cell table:style-name="ce26" table:formula="of:=([.AA38]-40)/([.$AA$51]-[.$AA$28])" office:value-type="float" office:value="0.453333333333333" calcext:value-type="float">
            <text:p>0.45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8]*[.$AD$26]" office:value-type="float" office:value="453.333333333333" calcext:value-type="float">
            <text:p>45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8]*[.$AF$26]" office:value-type="float" office:value="272" calcext:value-type="float">
            <text:p>272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00" calcext:value-type="float">
            <text:p>-8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A39]-40" office:value-type="float" office:value="35" calcext:value-type="float">
            <text:p>35</text:p>
          </table:table-cell>
          <table:table-cell table:style-name="ce26" table:formula="of:=([.AA39]-40)/([.$AA$51]-[.$AA$28])" office:value-type="float" office:value="0.466666666666667" calcext:value-type="float">
            <text:p>0.4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9]*[.$AD$26]" office:value-type="float" office:value="466.666666666667" calcext:value-type="float">
            <text:p>4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9]*[.$AF$26]" office:value-type="float" office:value="280" calcext:value-type="float">
            <text:p>2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50" calcext:value-type="float">
            <text:p>-8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6" calcext:value-type="float">
            <text:p>76</text:p>
          </table:table-cell>
          <table:table-cell table:formula="of:=[.AA40]-40" office:value-type="float" office:value="36" calcext:value-type="float">
            <text:p>36</text:p>
          </table:table-cell>
          <table:table-cell table:style-name="ce26" table:formula="of:=([.AA40]-40)/([.$AA$51]-[.$AA$28])" office:value-type="float" office:value="0.48" calcext:value-type="float">
            <text:p>0.48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0]*[.$AD$26]" office:value-type="float" office:value="480" calcext:value-type="float">
            <text:p>48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0]*[.$AF$26]" office:value-type="float" office:value="288" calcext:value-type="float">
            <text:p>28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00" calcext:value-type="float">
            <text:p>-9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table:style-name="ce25" office:value-type="float" office:value="77" calcext:value-type="float">
            <text:p>77</text:p>
          </table:table-cell>
          <table:table-cell table:style-name="ce25" table:formula="of:=[.AA41]-40" office:value-type="float" office:value="37" calcext:value-type="float">
            <text:p>37</text:p>
          </table:table-cell>
          <table:table-cell table:style-name="ce27" table:formula="of:=([.AA41]-40)/([.$AA$51]-[.$AA$28])" office:value-type="float" office:value="0.493333333333333" calcext:value-type="float">
            <text:p>0.49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1]*[.$AD$26]" office:value-type="float" office:value="493.333333333333" calcext:value-type="float">
            <text:p>493.3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1]*[.$AF$26]" office:value-type="float" office:value="296" calcext:value-type="float">
            <text:p>29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50" calcext:value-type="float">
            <text:p>-950</text:p>
          </table:table-cell>
          <table:table-cell table:style-name="ce9" table:number-columns-repeated="3"/>
          <table:table-cell table:style-name="ce3" table:number-columns-repeated="20"/>
          <table:table-cell/>
          <table:table-cell table:style-name="ce25" office:value-type="float" office:value="78" calcext:value-type="float">
            <text:p>78</text:p>
          </table:table-cell>
          <table:table-cell table:style-name="ce25" table:formula="of:=[.AA42]-40" office:value-type="float" office:value="38" calcext:value-type="float">
            <text:p>38</text:p>
          </table:table-cell>
          <table:table-cell table:style-name="ce27" table:formula="of:=([.AA42]-40)/([.$AA$51]-[.$AA$28])" office:value-type="float" office:value="0.506666666666667" calcext:value-type="float">
            <text:p>0.5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2]*[.$AD$26]" office:value-type="float" office:value="506.666666666667" calcext:value-type="float">
            <text:p>506.7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2]*[.$AF$26]" office:value-type="float" office:value="304" calcext:value-type="float">
            <text:p>304.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/>
          <table:table-cell table:style-name="ce3" office:value-type="float" office:value="3.92" calcext:value-type="float">
            <text:p>3.92</text:p>
          </table:table-cell>
          <table:table-cell table:style-name="ce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A43]-40" office:value-type="float" office:value="39" calcext:value-type="float">
            <text:p>39</text:p>
          </table:table-cell>
          <table:table-cell table:style-name="ce26" table:formula="of:=([.AA43]-40)/([.$AA$51]-[.$AA$28])" office:value-type="float" office:value="0.52" calcext:value-type="float">
            <text:p>0.52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3]*[.$AD$26]" office:value-type="float" office:value="520" calcext:value-type="float">
            <text:p>52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3]*[.$AF$26]" office:value-type="float" office:value="312" calcext:value-type="float">
            <text:p>312.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000" calcext:value-type="float">
            <text:p>1000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table:formula="of:=[.AA44]-40" office:value-type="float" office:value="40" calcext:value-type="float">
            <text:p>40</text:p>
          </table:table-cell>
          <table:table-cell table:style-name="ce26" table:formula="of:=([.AA44]-40)/([.$AA$51]-[.$AA$28])" office:value-type="float" office:value="0.533333333333333" calcext:value-type="float">
            <text:p>0.5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4]*[.$AD$26]" office:value-type="float" office:value="533.333333333333" calcext:value-type="float">
            <text:p>5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4]*[.$AF$26]" office:value-type="float" office:value="320" calcext:value-type="float">
            <text:p>3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85" calcext:value-type="float">
            <text:p>85</text:p>
          </table:table-cell>
          <table:table-cell table:formula="of:=[.AA45]-40" office:value-type="float" office:value="45" calcext:value-type="float">
            <text:p>45</text:p>
          </table:table-cell>
          <table:table-cell table:style-name="ce26" table:formula="of:=([.AA45]-40)/([.$AA$51]-[.$AA$28])" office:value-type="float" office:value="0.6" calcext:value-type="float">
            <text:p>0.6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5]*[.$AD$26]" office:value-type="float" office:value="600" calcext:value-type="float">
            <text:p>6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5]*[.$AF$26]" office:value-type="float" office:value="360" calcext:value-type="float">
            <text:p>3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0" calcext:value-type="float">
            <text:p>90</text:p>
          </table:table-cell>
          <table:table-cell table:formula="of:=[.AA46]-40" office:value-type="float" office:value="50" calcext:value-type="float">
            <text:p>50</text:p>
          </table:table-cell>
          <table:table-cell table:style-name="ce26" table:formula="of:=([.AA46]-40)/([.$AA$51]-[.$AA$28])" office:value-type="float" office:value="0.666666666666667" calcext:value-type="float">
            <text:p>0.6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6]*[.$AD$26]" office:value-type="float" office:value="666.666666666667" calcext:value-type="float">
            <text:p>6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6]*[.$AF$26]" office:value-type="float" office:value="400" calcext:value-type="float">
            <text:p>40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5" calcext:value-type="float">
            <text:p>95</text:p>
          </table:table-cell>
          <table:table-cell table:formula="of:=[.AA47]-40" office:value-type="float" office:value="55" calcext:value-type="float">
            <text:p>55</text:p>
          </table:table-cell>
          <table:table-cell table:style-name="ce26" table:formula="of:=([.AA47]-40)/([.$AA$51]-[.$AA$28])" office:value-type="float" office:value="0.733333333333333" calcext:value-type="float">
            <text:p>0.7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7]*[.$AD$26]" office:value-type="float" office:value="733.333333333333" calcext:value-type="float">
            <text:p>7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7]*[.$AF$26]" office:value-type="float" office:value="440" calcext:value-type="float">
            <text:p>44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0" calcext:value-type="float">
            <text:p>100</text:p>
          </table:table-cell>
          <table:table-cell table:formula="of:=[.AA48]-40" office:value-type="float" office:value="60" calcext:value-type="float">
            <text:p>60</text:p>
          </table:table-cell>
          <table:table-cell table:style-name="ce26" table:formula="of:=([.AA48]-40)/([.$AA$51]-[.$AA$28])" office:value-type="float" office:value="0.8" calcext:value-type="float">
            <text:p>0.8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8]*[.$AD$26]"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8]*[.$AF$26]" office:value-type="float" office:value="480" calcext:value-type="float">
            <text:p>48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5" calcext:value-type="float">
            <text:p>105</text:p>
          </table:table-cell>
          <table:table-cell table:formula="of:=[.AA49]-40" office:value-type="float" office:value="65" calcext:value-type="float">
            <text:p>65</text:p>
          </table:table-cell>
          <table:table-cell table:style-name="ce26" table:formula="of:=([.AA49]-40)/([.$AA$51]-[.$AA$28])" office:value-type="float" office:value="0.866666666666667" calcext:value-type="float">
            <text:p>0.8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9]*[.$AD$26]" office:value-type="float" office:value="866.666666666667" calcext:value-type="float">
            <text:p>8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9]*[.$AF$26]" office:value-type="float" office:value="520" calcext:value-type="float">
            <text:p>5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0" calcext:value-type="float">
            <text:p>110</text:p>
          </table:table-cell>
          <table:table-cell table:formula="of:=[.AA50]-40" office:value-type="float" office:value="70" calcext:value-type="float">
            <text:p>70</text:p>
          </table:table-cell>
          <table:table-cell table:style-name="ce26" table:formula="of:=([.AA50]-40)/([.$AA$51]-[.$AA$28])" office:value-type="float" office:value="0.933333333333333" calcext:value-type="float">
            <text:p>0.9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0]*[.$AD$26]" office:value-type="float" office:value="933.333333333333" calcext:value-type="float">
            <text:p>9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0]*[.$AF$26]" office:value-type="float" office:value="560" calcext:value-type="float">
            <text:p>5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5" calcext:value-type="float">
            <text:p>115</text:p>
          </table:table-cell>
          <table:table-cell table:formula="of:=[.AA51]-40" office:value-type="float" office:value="75" calcext:value-type="float">
            <text:p>75</text:p>
          </table:table-cell>
          <table:table-cell table:style-name="ce26" table:formula="of:=([.AA51]-40)/([.$AA$51]-[.$AA$28])" office:value-type="float" office:value="1" calcext:value-type="float">
            <text:p>1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1]*[.$AD$26]" office:value-type="float" office:value="1000" calcext:value-type="float">
            <text:p>10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1]*[.$AF$26]" office:value-type="float" office:value="600" calcext:value-type="float">
            <text:p>600.0</text:p>
          </table:table-cell>
          <table:table-cell table:number-columns-repeated="991"/>
        </table:table-row>
        <table:table-row table:style-name="ro1">
          <table:table-cell table:number-columns-repeated="28"/>
          <table:table-cell table:style-name="ce26"/>
          <table:table-cell/>
          <table:table-cell table:style-name="ce1"/>
          <table:table-cell/>
          <table:table-cell table:style-name="ce1"/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ey: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new math</text:p>
          </table:table-cell>
          <table:table-cell/>
          <table:table-cell table:style-name="ce20" office:value-type="string" calcext:value-type="string">
            <text:p>key</text:p>
          </table:table-cell>
          <table:table-cell table:style-name="ce20" office:value-type="float" office:value="100" calcext:value-type="float">
            <text:p>100</text:p>
          </table:table-cell>
          <table:table-cell table:style-name="ce28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5]*[.$AC$54]*2" office:value-type="float" office:value="0" calcext:value-type="float">
            <text:p>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6]*[.$AC$54]*2" office:value-type="float" office:value="100" calcext:value-type="float">
            <text:p>1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7]*[.$AC$54]*2" office:value-type="float" office:value="200" calcext:value-type="float">
            <text:p>2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8]*[.$AC$54]*2" office:value-type="float" office:value="300" calcext:value-type="float">
            <text:p>3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40" calcext:value-type="float">
            <text:p>4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9]*[.$AC$54]*2" office:value-type="float" office:value="400" calcext:value-type="float">
            <text:p>4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0]*[.$AC$54]*2" office:value-type="float" office:value="500" calcext:value-type="float">
            <text:p>5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60" calcext:value-type="float">
            <text:p>6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1]*[.$AC$54]*2" office:value-type="float" office:value="600" calcext:value-type="float">
            <text:p>6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2]*[.$AC$54]*2" office:value-type="float" office:value="700" calcext:value-type="float">
            <text:p>7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80" calcext:value-type="float">
            <text:p>8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3]*[.$AC$54]*2" office:value-type="float" office:value="800" calcext:value-type="float">
            <text:p>8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90" calcext:value-type="float">
            <text:p>9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4]*[.$AC$54]*2" office:value-type="float" office:value="900" calcext:value-type="float">
            <text:p>9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5]*[.$AC$54]*2" office:value-type="float" office:value="1000" calcext:value-type="float">
            <text:p>1000</text:p>
          </table:table-cell>
          <table:table-cell table:style-name="ce20"/>
          <table:table-cell table:number-columns-repeated="99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58.A1:Sheet58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ervo speed'.C1:'servo speed'.E1048576">
          <table:sort>
            <table:sort-by table:field-number="1" table:data-type="automatic"/>
          </table:sort>
        </table:database-range>
        <table:database-range table:name="__Anonymous_Sheet_DB__7" table:target-range-address="Sheet8.B3:Sheet8.Y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5:33:19.440649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55:27.766114788</meta:creation-date>
    <dc:date>2018-06-15T21:26:39.592247493</dc:date>
    <meta:editing-duration>P23DT40M14S</meta:editing-duration>
    <meta:editing-cycles>5</meta:editing-cycles>
    <meta:generator>LibreOffice/5.1.6.2$Linux_X86_64 LibreOffice_project/10m0$Build-2</meta:generator>
    <meta:document-statistic meta:table-count="8" meta:cell-count="50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servo speed'.D1:'servo speed'.E72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vo speed'.E1:'servo speed'.E72" chart:class="chart:scatter">
            <chart:domain table:cell-range-address="'servo speed'.D1:'servo speed'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rvo speed'.D1:'servo speed'.D72</svg:desc>
                </draw:g>
              </table:table-cell>
              <table:table-cell office:value-type="float" office:value="NaN">
                <text:p>NaN</text:p>
                <draw:g>
                  <svg:desc>'servo speed'.E1:'servo speed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4.222">
                <text:p>4.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82cm" svg:height="9.536cm" xlink:href=".." xlink:type="simple" chart:class="chart:line" chart:style-name="ch1">
        <chart:legend chart:legend-position="end" svg:x="10.8cm" svg:y="3.224cm" style:legend-expansion="high" chart:style-name="ch2"/>
        <chart:plot-area chart:style-name="ch3" table:cell-range-address="Sheet5.K14:Sheet5.P24" chart:data-source-has-labels="row" svg:x="0.265cm" svg:y="0.19cm" svg:width="10.27cm" svg:height="9.156cm">
          <chartooo:coordinate-region svg:x="1.072cm" svg:y="0.39cm" svg:width="9.091cm" svg:height="8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K15:Sheet5.K24" chart:label-cell-address="Sheet5.K14:Sheet5.K14" chart:class="chart:line">
            <chart:data-point chart:repeated="10"/>
          </chart:series>
          <chart:series chart:style-name="ch8" chart:values-cell-range-address="Sheet5.L15:Sheet5.L24" chart:label-cell-address="Sheet5.L14:Sheet5.L14" chart:class="chart:line">
            <chart:data-point chart:repeated="10"/>
          </chart:series>
          <chart:series chart:style-name="ch9" chart:values-cell-range-address="Sheet5.M15:Sheet5.M24" chart:label-cell-address="Sheet5.M14:Sheet5.M14" chart:class="chart:line">
            <chart:data-point chart:repeated="10"/>
          </chart:series>
          <chart:series chart:style-name="ch10" chart:values-cell-range-address="Sheet5.N15:Sheet5.N24" chart:label-cell-address="Sheet5.N14:Sheet5.N14" chart:class="chart:line">
            <chart:data-point chart:repeated="10"/>
          </chart:series>
          <chart:series chart:style-name="ch11" chart:values-cell-range-address="Sheet5.O15:Sheet5.O24" chart:label-cell-address="Sheet5.O14:Sheet5.O14" chart:class="chart:line">
            <chart:data-point chart:repeated="10"/>
          </chart:series>
          <chart:series chart:style-name="ch12" chart:values-cell-range-address="Sheet5.P15:Sheet5.P24" chart:label-cell-address="Sheet5.P14:Sheet5.P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duty</text:p>
                <draw:g>
                  <svg:desc>Sheet5.K14:Sheet5.K14</svg:desc>
                </draw:g>
              </table:table-cell>
              <table:table-cell office:value-type="string">
                <text:p>p_duty</text:p>
                <draw:g>
                  <svg:desc>Sheet5.L14:Sheet5.L14</svg:desc>
                </draw:g>
              </table:table-cell>
              <table:table-cell office:value-type="string">
                <text:p>x</text:p>
                <draw:g>
                  <svg:desc>Sheet5.M14:Sheet5.M14</svg:desc>
                </draw:g>
              </table:table-cell>
              <table:table-cell office:value-type="string">
                <text:p>x*x</text:p>
                <draw:g>
                  <svg:desc>Sheet5.N14:Sheet5.N14</svg:desc>
                </draw:g>
              </table:table-cell>
              <table:table-cell office:value-type="string">
                <text:p>x*x*x</text:p>
                <draw:g>
                  <svg:desc>Sheet5.O14:Sheet5.O14</svg:desc>
                </draw:g>
              </table:table-cell>
              <table:table-cell office:value-type="string">
                <text:p>x*x*x*x</text:p>
                <draw:g>
                  <svg:desc>Sheet5.P14:Sheet5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Sheet5.K15:Sheet5.K24</svg:desc>
                </draw:g>
              </table:table-cell>
              <table:table-cell office:value-type="float" office:value="110">
                <text:p>110</text:p>
                <draw:g>
                  <svg:desc>Sheet5.L15:Sheet5.L24</svg:desc>
                </draw:g>
              </table:table-cell>
              <table:table-cell office:value-type="float" office:value="110">
                <text:p>110</text:p>
                <draw:g>
                  <svg:desc>Sheet5.M15:Sheet5.M24</svg:desc>
                </draw:g>
              </table:table-cell>
              <table:table-cell office:value-type="float" office:value="109">
                <text:p>109</text:p>
                <draw:g>
                  <svg:desc>Sheet5.N15:Sheet5.N24</svg:desc>
                </draw:g>
              </table:table-cell>
              <table:table-cell office:value-type="float" office:value="110.8">
                <text:p>110.8</text:p>
                <draw:g>
                  <svg:desc>Sheet5.O15:Sheet5.O24</svg:desc>
                </draw:g>
              </table:table-cell>
              <table:table-cell office:value-type="float" office:value="110.03">
                <text:p>110.03</text:p>
                <draw:g>
                  <svg:desc>Sheet5.P15:Sheet5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116.4">
                <text:p>116.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42">
                <text:p>142</text:p>
              </table:table-cell>
              <table:table-cell office:value-type="float" office:value="210">
                <text:p>210</text:p>
              </table:table-cell>
              <table:table-cell office:value-type="float" office:value="181">
                <text:p>181</text:p>
              </table:table-cell>
              <table:table-cell office:value-type="float" office:value="131.6">
                <text:p>131.6</text:p>
              </table:table-cell>
              <table:table-cell office:value-type="float" office:value="112.43">
                <text:p>11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61">
                <text:p>161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161.2">
                <text:p>161.2</text:p>
              </table:table-cell>
              <table:table-cell office:value-type="float" office:value="117.68">
                <text:p>117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82">
                <text:p>182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210">
                <text:p>210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  <table:table-cell office:value-type="float" office:value="424">
                <text:p>424</text:p>
              </table:table-cell>
              <table:table-cell office:value-type="float" office:value="282.8">
                <text:p>282.8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230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541">
                <text:p>541</text:p>
              </table:table-cell>
              <table:table-cell office:value-type="float" office:value="384.4">
                <text:p>384.4</text:p>
              </table:table-cell>
              <table:table-cell office:value-type="float" office:value="182.03">
                <text:p>18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257">
                <text:p>257</text:p>
              </table:table-cell>
              <table:table-cell office:value-type="float" office:value="460">
                <text:p>460</text:p>
              </table:table-cell>
              <table:table-cell office:value-type="float" office:value="676">
                <text:p>676</text:p>
              </table:table-cell>
              <table:table-cell office:value-type="float" office:value="519.600000000001">
                <text:p>519.600000000001</text:p>
              </table:table-cell>
              <table:table-cell office:value-type="float" office:value="232.88">
                <text:p>23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510">
                <text:p>510</text:p>
              </table:table-cell>
              <table:table-cell office:value-type="float" office:value="829">
                <text:p>829</text:p>
              </table:table-cell>
              <table:table-cell office:value-type="float" office:value="693.2">
                <text:p>693.2</text:p>
              </table:table-cell>
              <table:table-cell office:value-type="float" office:value="306.83">
                <text:p>306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60">
                <text:p>560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2.956cm" style:legend-expansion="high" chart:style-name="ch2"/>
        <chart:plot-area chart:style-name="ch3" table:cell-range-address="Sheet5.A29:Sheet5.G40" chart:data-source-has-labels="both" svg:x="0.32cm" svg:y="0.18cm" svg:width="12.878cm" svg:height="8.64cm">
          <chartooo:coordinate-region svg:x="1.047cm" svg:y="0.38cm" svg:width="12.057cm" svg:height="7.793cm"/>
          <chart:axis chart:dimension="x" chart:name="primary-x" chart:style-name="ch4" chartooo:axis-type="auto">
            <chartooo:date-scale/>
            <chart:categories table:cell-range-address="Sheet5.A30:Sheet5.A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0:Sheet5.B40" chart:label-cell-address="Sheet5.B29:Sheet5.B29" chart:class="chart:line">
            <chart:data-point chart:repeated="11"/>
          </chart:series>
          <chart:series chart:style-name="ch7" chart:values-cell-range-address="Sheet5.C30:Sheet5.C40" chart:label-cell-address="Sheet5.C29:Sheet5.C29" chart:class="chart:line">
            <chart:data-point chart:repeated="11"/>
          </chart:series>
          <chart:series chart:style-name="ch8" chart:values-cell-range-address="Sheet5.D30:Sheet5.D40" chart:label-cell-address="Sheet5.D29:Sheet5.D29" chart:class="chart:line">
            <chart:data-point chart:repeated="11"/>
          </chart:series>
          <chart:series chart:style-name="ch9" chart:values-cell-range-address="Sheet5.E30:Sheet5.E40" chart:label-cell-address="Sheet5.E29:Sheet5.E29" chart:class="chart:line">
            <chart:data-point chart:repeated="11"/>
          </chart:series>
          <chart:series chart:style-name="ch10" chart:values-cell-range-address="Sheet5.F30:Sheet5.F40" chart:label-cell-address="Sheet5.F29:Sheet5.F29" chart:class="chart:line">
            <chart:data-point chart:repeated="11"/>
          </chart:series>
          <chart:series chart:style-name="ch11" chart:values-cell-range-address="Sheet5.G30:Sheet5.G40" chart:label-cell-address="Sheet5.G29:Sheet5.G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5.B29:Sheet5.B29</svg:desc>
                </draw:g>
              </table:table-cell>
              <table:table-cell office:value-type="string">
                <text:p>x2</text:p>
                <draw:g>
                  <svg:desc>Sheet5.C29:Sheet5.C29</svg:desc>
                </draw:g>
              </table:table-cell>
              <table:table-cell office:value-type="string">
                <text:p>x3</text:p>
                <draw:g>
                  <svg:desc>Sheet5.D29:Sheet5.D29</svg:desc>
                </draw:g>
              </table:table-cell>
              <table:table-cell office:value-type="string">
                <text:p>x4</text:p>
                <draw:g>
                  <svg:desc>Sheet5.E29:Sheet5.E29</svg:desc>
                </draw:g>
              </table:table-cell>
              <table:table-cell office:value-type="string">
                <text:p>m_duty</text:p>
                <draw:g>
                  <svg:desc>Sheet5.F29:Sheet5.F29</svg:desc>
                </draw:g>
              </table:table-cell>
              <table:table-cell office:value-type="string">
                <text:p>p_duty</text:p>
                <draw:g>
                  <svg:desc>Sheet5.G29:Sheet5.G2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5.A30:Sheet5.A40</svg:desc>
                </draw:g>
              </table:table-cell>
              <table:table-cell office:value-type="float" office:value="0">
                <text:p>0</text:p>
                <draw:g>
                  <svg:desc>Sheet5.B30:Sheet5.B40</svg:desc>
                </draw:g>
              </table:table-cell>
              <table:table-cell office:value-type="float" office:value="0">
                <text:p>0</text:p>
                <draw:g>
                  <svg:desc>Sheet5.C30:Sheet5.C40</svg:desc>
                </draw:g>
              </table:table-cell>
              <table:table-cell office:value-type="float" office:value="0">
                <text:p>0</text:p>
                <draw:g>
                  <svg:desc>Sheet5.D30:Sheet5.D40</svg:desc>
                </draw:g>
              </table:table-cell>
              <table:table-cell office:value-type="float" office:value="0">
                <text:p>0</text:p>
                <draw:g>
                  <svg:desc>Sheet5.E30:Sheet5.E40</svg:desc>
                </draw:g>
              </table:table-cell>
              <table:table-cell office:value-type="float" office:value="NaN">
                <text:p>NaN</text:p>
                <draw:g>
                  <svg:desc>Sheet5.F30:Sheet5.F40</svg:desc>
                </draw:g>
              </table:table-cell>
              <table:table-cell office:value-type="float" office:value="NaN">
                <text:p>NaN</text:p>
                <draw:g>
                  <svg:desc>Sheet5.G30:Sheet5.G40</svg:desc>
                </draw:g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  <table:table-cell office:value-type="float" office:value="0.0016">
                <text:p>0.0016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  <table:table-cell office:value-type="float" office:value="0.00810000000000001">
                <text:p>0.00810000000000001</text:p>
              </table:table-cell>
              <table:table-cell office:value-type="float" office:value="0.0379310344827586">
                <text:p>0.0379310344827586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  <table:table-cell office:value-type="float" office:value="0.0256">
                <text:p>0.0256</text:p>
              </table:table-cell>
              <table:table-cell office:value-type="float" office:value="0.0620689655172414">
                <text:p>0.0620689655172414</text:p>
              </table:table-cell>
              <table:table-cell office:value-type="float" office:value="0.0739130434782609">
                <text:p>0.073913043478260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  <table:table-cell office:value-type="float" office:value="0.1296">
                <text:p>0.1296</text:p>
              </table:table-cell>
              <table:table-cell office:value-type="float" office:value="0.120689655172414">
                <text:p>0.120689655172414</text:p>
              </table:table-cell>
              <table:table-cell office:value-type="float" office:value="0.13768115942029">
                <text:p>0.1376811594202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  <table:table-cell office:value-type="float" office:value="0.2401">
                <text:p>0.2401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  <table:table-cell office:value-type="float" office:value="0.4096">
                <text:p>0.4096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0.21304347826087">
                <text:p>0.2130434782608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  <table:table-cell office:value-type="float" office:value="0.6561">
                <text:p>0.656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